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0.9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park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orig</text:p>
          </table:table-cell>
          <table:table-cell table:style-name="ce1" office:value-type="string" calcext:value-type="string">
            <text:p>orig_scaled</text:p>
          </table:table-cell>
          <table:table-cell table:style-name="ce1" office:value-type="string" calcext:value-type="string">
            <text:p>scaled</text:p>
          </table:table-cell>
          <table:table-cell table:style-name="ce1" office:value-type="string" calcext:value-type="string">
            <text:p>percen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damage/cost</text:p>
          </table:table-cell>
          <table:table-cell/>
          <table:table-cell table:style-name="ce1" office:value-type="string" calcext:value-type="string">
            <text:p>bas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J$1]+([.$A2]-1)*[.$J$2]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formula="of:=FLOOR([.$J$1]+([.$A2]-1)*[.$J$2]+POWER([.$A2]; [.$J$4])*[.$J$3])" office:value-type="float" office:value="40" calcext:value-type="float">
            <text:p>40</text:p>
          </table:table-cell>
          <table:table-cell table:formula="of:=[.$D2]/[.$C2]" office:value-type="float" office:value="1" calcext:value-type="float">
            <text:p>1.00</text:p>
          </table:table-cell>
          <table:table-cell table:formula="of:=[.$J$5]+([.$A2]-1)*[.$J$6]" office:value-type="float" office:value="10" calcext:value-type="float">
            <text:p>10</text:p>
          </table:table-cell>
          <table:table-cell table:formula="of:=[.$D2]/[.$F2]" office:value-type="float" office:value="4" calcext:value-type="float">
            <text:p>4.00</text:p>
          </table:table-cell>
          <table:table-cell/>
          <table:table-cell table:style-name="ce1" office:value-type="string" calcext:value-type="string">
            <text:p>perleve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J$1]+([.$A3]-1)*[.$J$2]"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table:formula="of:=FLOOR([.$J$1]+([.$A3]-1)*[.$J$2]+POWER([.$A3]; [.$J$4])*[.$J$3])" office:value-type="float" office:value="65" calcext:value-type="float">
            <text:p>65</text:p>
          </table:table-cell>
          <table:table-cell table:formula="of:=[.$D3]/[.$C3]" office:value-type="float" office:value="0.89041095890411" calcext:value-type="float">
            <text:p>0.89</text:p>
          </table:table-cell>
          <table:table-cell table:formula="of:=[.$J$5]+([.$A3]-1)*[.$J$6]" office:value-type="float" office:value="14" calcext:value-type="float">
            <text:p>14</text:p>
          </table:table-cell>
          <table:table-cell table:formula="of:=[.$D3]/[.$F3]" office:value-type="float" office:value="4.64285714285714" calcext:value-type="float">
            <text:p>4.64</text:p>
          </table:table-cell>
          <table:table-cell/>
          <table:table-cell table:style-name="ce1" office:value-type="string" calcext:value-type="string">
            <text:p>scale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J$1]+([.$A4]-1)*[.$J$2]" office:value-type="float" office:value="90" calcext:value-type="float">
            <text:p>90</text:p>
          </table:table-cell>
          <table:table-cell office:value-type="float" office:value="106" calcext:value-type="float">
            <text:p>106</text:p>
          </table:table-cell>
          <table:table-cell table:formula="of:=FLOOR([.$J$1]+([.$A4]-1)*[.$J$2]+POWER([.$A4]; [.$J$4])*[.$J$3])" office:value-type="float" office:value="90" calcext:value-type="float">
            <text:p>90</text:p>
          </table:table-cell>
          <table:table-cell table:formula="of:=[.$D4]/[.$C4]" office:value-type="float" office:value="0.849056603773585" calcext:value-type="float">
            <text:p>0.85</text:p>
          </table:table-cell>
          <table:table-cell table:formula="of:=[.$J$5]+([.$A4]-1)*[.$J$6]" office:value-type="float" office:value="18" calcext:value-type="float">
            <text:p>18</text:p>
          </table:table-cell>
          <table:table-cell table:formula="of:=[.$D4]/[.$F4]" office:value-type="float" office:value="5" calcext:value-type="float">
            <text:p>5.00</text:p>
          </table:table-cell>
          <table:table-cell/>
          <table:table-cell table:style-name="ce1"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J$1]+([.$A5]-1)*[.$J$2]" office:value-type="float" office:value="115" calcext:value-type="float">
            <text:p>115</text:p>
          </table:table-cell>
          <table:table-cell office:value-type="float" office:value="142" calcext:value-type="float">
            <text:p>142</text:p>
          </table:table-cell>
          <table:table-cell table:formula="of:=FLOOR([.$J$1]+([.$A5]-1)*[.$J$2]+POWER([.$A5]; [.$J$4])*[.$J$3])" office:value-type="float" office:value="116" calcext:value-type="float">
            <text:p>116</text:p>
          </table:table-cell>
          <table:table-cell table:formula="of:=[.$D5]/[.$C5]" office:value-type="float" office:value="0.816901408450704" calcext:value-type="float">
            <text:p>0.82</text:p>
          </table:table-cell>
          <table:table-cell table:formula="of:=[.$J$5]+([.$A5]-1)*[.$J$6]" office:value-type="float" office:value="22" calcext:value-type="float">
            <text:p>22</text:p>
          </table:table-cell>
          <table:table-cell table:formula="of:=[.$D5]/[.$F5]" office:value-type="float" office:value="5.27272727272727" calcext:value-type="float">
            <text:p>5.27</text:p>
          </table:table-cell>
          <table:table-cell/>
          <table:table-cell table:style-name="ce1" office:value-type="string" calcext:value-type="string">
            <text:p>mana ba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J$1]+([.$A6]-1)*[.$J$2]" office:value-type="float" office:value="140" calcext:value-type="float">
            <text:p>140</text:p>
          </table:table-cell>
          <table:table-cell office:value-type="float" office:value="178" calcext:value-type="float">
            <text:p>178</text:p>
          </table:table-cell>
          <table:table-cell table:formula="of:=FLOOR([.$J$1]+([.$A6]-1)*[.$J$2]+POWER([.$A6]; [.$J$4])*[.$J$3])" office:value-type="float" office:value="143" calcext:value-type="float">
            <text:p>143</text:p>
          </table:table-cell>
          <table:table-cell table:formula="of:=[.$D6]/[.$C6]" office:value-type="float" office:value="0.803370786516854" calcext:value-type="float">
            <text:p>0.80</text:p>
          </table:table-cell>
          <table:table-cell table:formula="of:=[.$J$5]+([.$A6]-1)*[.$J$6]" office:value-type="float" office:value="26" calcext:value-type="float">
            <text:p>26</text:p>
          </table:table-cell>
          <table:table-cell table:formula="of:=[.$D6]/[.$F6]" office:value-type="float" office:value="5.5" calcext:value-type="float">
            <text:p>5.50</text:p>
          </table:table-cell>
          <table:table-cell/>
          <table:table-cell table:style-name="ce1" office:value-type="string" calcext:value-type="string">
            <text:p>mana incre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J$1]+([.$A7]-1)*[.$J$2]" office:value-type="float" office:value="165" calcext:value-type="float">
            <text:p>165</text:p>
          </table:table-cell>
          <table:table-cell office:value-type="float" office:value="217" calcext:value-type="float">
            <text:p>217</text:p>
          </table:table-cell>
          <table:table-cell table:formula="of:=FLOOR([.$J$1]+([.$A7]-1)*[.$J$2]+POWER([.$A7]; [.$J$4])*[.$J$3])" office:value-type="float" office:value="170" calcext:value-type="float">
            <text:p>170</text:p>
          </table:table-cell>
          <table:table-cell table:formula="of:=[.$D7]/[.$C7]" office:value-type="float" office:value="0.783410138248848" calcext:value-type="float">
            <text:p>0.78</text:p>
          </table:table-cell>
          <table:table-cell table:formula="of:=[.$J$5]+([.$A7]-1)*[.$J$6]" office:value-type="float" office:value="30" calcext:value-type="float">
            <text:p>30</text:p>
          </table:table-cell>
          <table:table-cell table:formula="of:=[.$D7]/[.$F7]" office:value-type="float" office:value="5.66666666666667" calcext:value-type="float">
            <text:p>5.6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J$1]+([.$A8]-1)*[.$J$2]" office:value-type="float" office:value="190" calcext:value-type="float">
            <text:p>190</text:p>
          </table:table-cell>
          <table:table-cell office:value-type="float" office:value="256" calcext:value-type="float">
            <text:p>256</text:p>
          </table:table-cell>
          <table:table-cell table:formula="of:=FLOOR([.$J$1]+([.$A8]-1)*[.$J$2]+POWER([.$A8]; [.$J$4])*[.$J$3])" office:value-type="float" office:value="198" calcext:value-type="float">
            <text:p>198</text:p>
          </table:table-cell>
          <table:table-cell table:formula="of:=[.$D8]/[.$C8]" office:value-type="float" office:value="0.7734375" calcext:value-type="float">
            <text:p>0.77</text:p>
          </table:table-cell>
          <table:table-cell table:formula="of:=[.$J$5]+([.$A8]-1)*[.$J$6]" office:value-type="float" office:value="34" calcext:value-type="float">
            <text:p>34</text:p>
          </table:table-cell>
          <table:table-cell table:formula="of:=[.$D8]/[.$F8]" office:value-type="float" office:value="5.82352941176471" calcext:value-type="float">
            <text:p>5.8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J$1]+([.$A9]-1)*[.$J$2]" office:value-type="float" office:value="215" calcext:value-type="float">
            <text:p>215</text:p>
          </table:table-cell>
          <table:table-cell office:value-type="float" office:value="298" calcext:value-type="float">
            <text:p>298</text:p>
          </table:table-cell>
          <table:table-cell table:formula="of:=FLOOR([.$J$1]+([.$A9]-1)*[.$J$2]+POWER([.$A9]; [.$J$4])*[.$J$3])" office:value-type="float" office:value="227" calcext:value-type="float">
            <text:p>227</text:p>
          </table:table-cell>
          <table:table-cell table:formula="of:=[.$D9]/[.$C9]" office:value-type="float" office:value="0.761744966442953" calcext:value-type="float">
            <text:p>0.76</text:p>
          </table:table-cell>
          <table:table-cell table:formula="of:=[.$J$5]+([.$A9]-1)*[.$J$6]" office:value-type="float" office:value="38" calcext:value-type="float">
            <text:p>38</text:p>
          </table:table-cell>
          <table:table-cell table:formula="of:=[.$D9]/[.$F9]" office:value-type="float" office:value="5.97368421052632" calcext:value-type="float">
            <text:p>5.9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J$1]+([.$A10]-1)*[.$J$2]"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table:formula="of:=FLOOR([.$J$1]+([.$A10]-1)*[.$J$2]+POWER([.$A10]; [.$J$4])*[.$J$3])" office:value-type="float" office:value="258" calcext:value-type="float">
            <text:p>258</text:p>
          </table:table-cell>
          <table:table-cell table:formula="of:=[.$D10]/[.$C10]" office:value-type="float" office:value="0.758823529411765" calcext:value-type="float">
            <text:p>0.76</text:p>
          </table:table-cell>
          <table:table-cell table:formula="of:=[.$J$5]+([.$A10]-1)*[.$J$6]" office:value-type="float" office:value="42" calcext:value-type="float">
            <text:p>42</text:p>
          </table:table-cell>
          <table:table-cell table:formula="of:=[.$D10]/[.$F10]" office:value-type="float" office:value="6.14285714285714" calcext:value-type="float">
            <text:p>6.1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J$1]+([.$A11]-1)*[.$J$2]" office:value-type="float" office:value="265" calcext:value-type="float">
            <text:p>265</text:p>
          </table:table-cell>
          <table:table-cell office:value-type="float" office:value="385" calcext:value-type="float">
            <text:p>385</text:p>
          </table:table-cell>
          <table:table-cell table:formula="of:=FLOOR([.$J$1]+([.$A11]-1)*[.$J$2]+POWER([.$A11]; [.$J$4])*[.$J$3])" office:value-type="float" office:value="290" calcext:value-type="float">
            <text:p>290</text:p>
          </table:table-cell>
          <table:table-cell table:formula="of:=[.$D11]/[.$C11]" office:value-type="float" office:value="0.753246753246753" calcext:value-type="float">
            <text:p>0.75</text:p>
          </table:table-cell>
          <table:table-cell table:formula="of:=[.$J$5]+([.$A11]-1)*[.$J$6]" office:value-type="float" office:value="46" calcext:value-type="float">
            <text:p>46</text:p>
          </table:table-cell>
          <table:table-cell table:formula="of:=[.$D11]/[.$F11]" office:value-type="float" office:value="6.30434782608696" calcext:value-type="float">
            <text:p>6.3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J$1]+([.$A12]-1)*[.$J$2]" office:value-type="float" office:value="290" calcext:value-type="float">
            <text:p>290</text:p>
          </table:table-cell>
          <table:table-cell office:value-type="float" office:value="430" calcext:value-type="float">
            <text:p>430</text:p>
          </table:table-cell>
          <table:table-cell table:formula="of:=FLOOR([.$J$1]+([.$A12]-1)*[.$J$2]+POWER([.$A12]; [.$J$4])*[.$J$3])" office:value-type="float" office:value="323" calcext:value-type="float">
            <text:p>323</text:p>
          </table:table-cell>
          <table:table-cell table:formula="of:=[.$D12]/[.$C12]" office:value-type="float" office:value="0.751162790697674" calcext:value-type="float">
            <text:p>0.75</text:p>
          </table:table-cell>
          <table:table-cell table:formula="of:=[.$J$5]+([.$A12]-1)*[.$J$6]" office:value-type="float" office:value="50" calcext:value-type="float">
            <text:p>50</text:p>
          </table:table-cell>
          <table:table-cell table:formula="of:=[.$D12]/[.$F12]" office:value-type="float" office:value="6.46" calcext:value-type="float">
            <text:p>6.4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J$1]+([.$A13]-1)*[.$J$2]" office:value-type="float" office:value="315" calcext:value-type="float">
            <text:p>315</text:p>
          </table:table-cell>
          <table:table-cell office:value-type="float" office:value="478" calcext:value-type="float">
            <text:p>478</text:p>
          </table:table-cell>
          <table:table-cell table:formula="of:=FLOOR([.$J$1]+([.$A13]-1)*[.$J$2]+POWER([.$A13]; [.$J$4])*[.$J$3])" office:value-type="float" office:value="358" calcext:value-type="float">
            <text:p>358</text:p>
          </table:table-cell>
          <table:table-cell table:formula="of:=[.$D13]/[.$C13]" office:value-type="float" office:value="0.748953974895398" calcext:value-type="float">
            <text:p>0.75</text:p>
          </table:table-cell>
          <table:table-cell table:formula="of:=[.$J$5]+([.$A13]-1)*[.$J$6]" office:value-type="float" office:value="54" calcext:value-type="float">
            <text:p>54</text:p>
          </table:table-cell>
          <table:table-cell table:formula="of:=[.$D13]/[.$F13]" office:value-type="float" office:value="6.62962962962963" calcext:value-type="float">
            <text:p>6.6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J$1]+([.$A14]-1)*[.$J$2]" office:value-type="float" office:value="340" calcext:value-type="float">
            <text:p>340</text:p>
          </table:table-cell>
          <table:table-cell office:value-type="float" office:value="526" calcext:value-type="float">
            <text:p>526</text:p>
          </table:table-cell>
          <table:table-cell table:formula="of:=FLOOR([.$J$1]+([.$A14]-1)*[.$J$2]+POWER([.$A14]; [.$J$4])*[.$J$3])" office:value-type="float" office:value="394" calcext:value-type="float">
            <text:p>394</text:p>
          </table:table-cell>
          <table:table-cell table:formula="of:=[.$D14]/[.$C14]" office:value-type="float" office:value="0.749049429657795" calcext:value-type="float">
            <text:p>0.75</text:p>
          </table:table-cell>
          <table:table-cell table:formula="of:=[.$J$5]+([.$A14]-1)*[.$J$6]" office:value-type="float" office:value="58" calcext:value-type="float">
            <text:p>58</text:p>
          </table:table-cell>
          <table:table-cell table:formula="of:=[.$D14]/[.$F14]" office:value-type="float" office:value="6.79310344827586" calcext:value-type="float">
            <text:p>6.7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J$1]+([.$A15]-1)*[.$J$2]" office:value-type="float" office:value="365" calcext:value-type="float">
            <text:p>365</text:p>
          </table:table-cell>
          <table:table-cell office:value-type="float" office:value="577" calcext:value-type="float">
            <text:p>577</text:p>
          </table:table-cell>
          <table:table-cell table:formula="of:=FLOOR([.$J$1]+([.$A15]-1)*[.$J$2]+POWER([.$A15]; [.$J$4])*[.$J$3])" office:value-type="float" office:value="433" calcext:value-type="float">
            <text:p>433</text:p>
          </table:table-cell>
          <table:table-cell table:formula="of:=[.$D15]/[.$C15]" office:value-type="float" office:value="0.750433275563258" calcext:value-type="float">
            <text:p>0.75</text:p>
          </table:table-cell>
          <table:table-cell table:formula="of:=[.$J$5]+([.$A15]-1)*[.$J$6]" office:value-type="float" office:value="62" calcext:value-type="float">
            <text:p>62</text:p>
          </table:table-cell>
          <table:table-cell table:formula="of:=[.$D15]/[.$F15]" office:value-type="float" office:value="6.98387096774194" calcext:value-type="float">
            <text:p>6.9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J$1]+([.$A16]-1)*[.$J$2]" office:value-type="float" office:value="390" calcext:value-type="float">
            <text:p>390</text:p>
          </table:table-cell>
          <table:table-cell office:value-type="float" office:value="628" calcext:value-type="float">
            <text:p>628</text:p>
          </table:table-cell>
          <table:table-cell table:formula="of:=FLOOR([.$J$1]+([.$A16]-1)*[.$J$2]+POWER([.$A16]; [.$J$4])*[.$J$3])" office:value-type="float" office:value="474" calcext:value-type="float">
            <text:p>474</text:p>
          </table:table-cell>
          <table:table-cell table:formula="of:=[.$D16]/[.$C16]" office:value-type="float" office:value="0.754777070063694" calcext:value-type="float">
            <text:p>0.75</text:p>
          </table:table-cell>
          <table:table-cell table:formula="of:=[.$J$5]+([.$A16]-1)*[.$J$6]" office:value-type="float" office:value="66" calcext:value-type="float">
            <text:p>66</text:p>
          </table:table-cell>
          <table:table-cell table:formula="of:=[.$D16]/[.$F16]" office:value-type="float" office:value="7.18181818181818" calcext:value-type="float">
            <text:p>7.18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J$1]+([.$A17]-1)*[.$J$2]" office:value-type="float" office:value="415" calcext:value-type="float">
            <text:p>415</text:p>
          </table:table-cell>
          <table:table-cell office:value-type="float" office:value="682" calcext:value-type="float">
            <text:p>682</text:p>
          </table:table-cell>
          <table:table-cell table:formula="of:=FLOOR([.$J$1]+([.$A17]-1)*[.$J$2]+POWER([.$A17]; [.$J$4])*[.$J$3])" office:value-type="float" office:value="517" calcext:value-type="float">
            <text:p>517</text:p>
          </table:table-cell>
          <table:table-cell table:formula="of:=[.$D17]/[.$C17]" office:value-type="float" office:value="0.758064516129032" calcext:value-type="float">
            <text:p>0.76</text:p>
          </table:table-cell>
          <table:table-cell table:formula="of:=[.$J$5]+([.$A17]-1)*[.$J$6]" office:value-type="float" office:value="70" calcext:value-type="float">
            <text:p>70</text:p>
          </table:table-cell>
          <table:table-cell table:formula="of:=[.$D17]/[.$F17]" office:value-type="float" office:value="7.38571428571429" calcext:value-type="float">
            <text:p>7.3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J$1]+([.$A18]-1)*[.$J$2]" office:value-type="float" office:value="440" calcext:value-type="float">
            <text:p>440</text:p>
          </table:table-cell>
          <table:table-cell office:value-type="float" office:value="736" calcext:value-type="float">
            <text:p>736</text:p>
          </table:table-cell>
          <table:table-cell table:formula="of:=FLOOR([.$J$1]+([.$A18]-1)*[.$J$2]+POWER([.$A18]; [.$J$4])*[.$J$3])" office:value-type="float" office:value="562" calcext:value-type="float">
            <text:p>562</text:p>
          </table:table-cell>
          <table:table-cell table:formula="of:=[.$D18]/[.$C18]" office:value-type="float" office:value="0.763586956521739" calcext:value-type="float">
            <text:p>0.76</text:p>
          </table:table-cell>
          <table:table-cell table:formula="of:=[.$J$5]+([.$A18]-1)*[.$J$6]" office:value-type="float" office:value="74" calcext:value-type="float">
            <text:p>74</text:p>
          </table:table-cell>
          <table:table-cell table:formula="of:=[.$D18]/[.$F18]" office:value-type="float" office:value="7.5945945945946" calcext:value-type="float">
            <text:p>7.59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J$1]+([.$A19]-1)*[.$J$2]" office:value-type="float" office:value="465" calcext:value-type="float">
            <text:p>465</text:p>
          </table:table-cell>
          <table:table-cell office:value-type="float" office:value="793" calcext:value-type="float">
            <text:p>793</text:p>
          </table:table-cell>
          <table:table-cell table:formula="of:=FLOOR([.$J$1]+([.$A19]-1)*[.$J$2]+POWER([.$A19]; [.$J$4])*[.$J$3])" office:value-type="float" office:value="610" calcext:value-type="float">
            <text:p>610</text:p>
          </table:table-cell>
          <table:table-cell table:formula="of:=[.$D19]/[.$C19]" office:value-type="float" office:value="0.769230769230769" calcext:value-type="float">
            <text:p>0.77</text:p>
          </table:table-cell>
          <table:table-cell table:formula="of:=[.$J$5]+([.$A19]-1)*[.$J$6]" office:value-type="float" office:value="78" calcext:value-type="float">
            <text:p>78</text:p>
          </table:table-cell>
          <table:table-cell table:formula="of:=[.$D19]/[.$F19]" office:value-type="float" office:value="7.82051282051282" calcext:value-type="float">
            <text:p>7.82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J$1]+([.$A20]-1)*[.$J$2]" office:value-type="float" office:value="490" calcext:value-type="float">
            <text:p>490</text:p>
          </table:table-cell>
          <table:table-cell office:value-type="float" office:value="850" calcext:value-type="float">
            <text:p>850</text:p>
          </table:table-cell>
          <table:table-cell table:formula="of:=FLOOR([.$J$1]+([.$A20]-1)*[.$J$2]+POWER([.$A20]; [.$J$4])*[.$J$3])" office:value-type="float" office:value="661" calcext:value-type="float">
            <text:p>661</text:p>
          </table:table-cell>
          <table:table-cell table:formula="of:=[.$D20]/[.$C20]" office:value-type="float" office:value="0.777647058823529" calcext:value-type="float">
            <text:p>0.78</text:p>
          </table:table-cell>
          <table:table-cell table:formula="of:=[.$J$5]+([.$A20]-1)*[.$J$6]" office:value-type="float" office:value="82" calcext:value-type="float">
            <text:p>82</text:p>
          </table:table-cell>
          <table:table-cell table:formula="of:=[.$D20]/[.$F20]" office:value-type="float" office:value="8.0609756097561" calcext:value-type="float">
            <text:p>8.0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J$1]+([.$A21]-1)*[.$J$2]" office:value-type="float" office:value="515" calcext:value-type="float">
            <text:p>515</text:p>
          </table:table-cell>
          <table:table-cell office:value-type="float" office:value="910" calcext:value-type="float">
            <text:p>910</text:p>
          </table:table-cell>
          <table:table-cell table:formula="of:=FLOOR([.$J$1]+([.$A21]-1)*[.$J$2]+POWER([.$A21]; [.$J$4])*[.$J$3])" office:value-type="float" office:value="715" calcext:value-type="float">
            <text:p>715</text:p>
          </table:table-cell>
          <table:table-cell table:formula="of:=[.$D21]/[.$C21]" office:value-type="float" office:value="0.785714285714286" calcext:value-type="float">
            <text:p>0.79</text:p>
          </table:table-cell>
          <table:table-cell table:formula="of:=[.$J$5]+([.$A21]-1)*[.$J$6]" office:value-type="float" office:value="86" calcext:value-type="float">
            <text:p>86</text:p>
          </table:table-cell>
          <table:table-cell table:formula="of:=[.$D21]/[.$F21]" office:value-type="float" office:value="8.31395348837209" calcext:value-type="float">
            <text:p>8.3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J$1]+([.$A22]-1)*[.$J$2]" office:value-type="float" office:value="540" calcext:value-type="float">
            <text:p>540</text:p>
          </table:table-cell>
          <table:table-cell office:value-type="float" office:value="970" calcext:value-type="float">
            <text:p>970</text:p>
          </table:table-cell>
          <table:table-cell table:formula="of:=FLOOR([.$J$1]+([.$A22]-1)*[.$J$2]+POWER([.$A22]; [.$J$4])*[.$J$3])" office:value-type="float" office:value="771" calcext:value-type="float">
            <text:p>771</text:p>
          </table:table-cell>
          <table:table-cell table:formula="of:=[.$D22]/[.$C22]" office:value-type="float" office:value="0.794845360824742" calcext:value-type="float">
            <text:p>0.79</text:p>
          </table:table-cell>
          <table:table-cell table:formula="of:=[.$J$5]+([.$A22]-1)*[.$J$6]" office:value-type="float" office:value="90" calcext:value-type="float">
            <text:p>90</text:p>
          </table:table-cell>
          <table:table-cell table:formula="of:=[.$D22]/[.$F22]" office:value-type="float" office:value="8.56666666666667" calcext:value-type="float">
            <text:p>8.57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J$1]+([.$A23]-1)*[.$J$2]" office:value-type="float" office:value="565" calcext:value-type="float">
            <text:p>565</text:p>
          </table:table-cell>
          <table:table-cell office:value-type="float" office:value="1033" calcext:value-type="float">
            <text:p>1033</text:p>
          </table:table-cell>
          <table:table-cell table:formula="of:=FLOOR([.$J$1]+([.$A23]-1)*[.$J$2]+POWER([.$A23]; [.$J$4])*[.$J$3])" office:value-type="float" office:value="831" calcext:value-type="float">
            <text:p>831</text:p>
          </table:table-cell>
          <table:table-cell table:formula="of:=[.$D23]/[.$C23]" office:value-type="float" office:value="0.804453049370765" calcext:value-type="float">
            <text:p>0.80</text:p>
          </table:table-cell>
          <table:table-cell table:formula="of:=[.$J$5]+([.$A23]-1)*[.$J$6]" office:value-type="float" office:value="94" calcext:value-type="float">
            <text:p>94</text:p>
          </table:table-cell>
          <table:table-cell table:formula="of:=[.$D23]/[.$F23]" office:value-type="float" office:value="8.84042553191489" calcext:value-type="float">
            <text:p>8.84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J$1]+([.$A24]-1)*[.$J$2]" office:value-type="float" office:value="590" calcext:value-type="float">
            <text:p>590</text:p>
          </table:table-cell>
          <table:table-cell office:value-type="float" office:value="1096" calcext:value-type="float">
            <text:p>1096</text:p>
          </table:table-cell>
          <table:table-cell table:formula="of:=FLOOR([.$J$1]+([.$A24]-1)*[.$J$2]+POWER([.$A24]; [.$J$4])*[.$J$3])" office:value-type="float" office:value="894" calcext:value-type="float">
            <text:p>894</text:p>
          </table:table-cell>
          <table:table-cell table:formula="of:=[.$D24]/[.$C24]" office:value-type="float" office:value="0.815693430656934" calcext:value-type="float">
            <text:p>0.82</text:p>
          </table:table-cell>
          <table:table-cell table:formula="of:=[.$J$5]+([.$A24]-1)*[.$J$6]" office:value-type="float" office:value="98" calcext:value-type="float">
            <text:p>98</text:p>
          </table:table-cell>
          <table:table-cell table:formula="of:=[.$D24]/[.$F24]" office:value-type="float" office:value="9.12244897959184" calcext:value-type="float">
            <text:p>9.1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J$1]+([.$A25]-1)*[.$J$2]" office:value-type="float" office:value="615" calcext:value-type="float">
            <text:p>615</text:p>
          </table:table-cell>
          <table:table-cell office:value-type="float" office:value="1162" calcext:value-type="float">
            <text:p>1162</text:p>
          </table:table-cell>
          <table:table-cell table:formula="of:=FLOOR([.$J$1]+([.$A25]-1)*[.$J$2]+POWER([.$A25]; [.$J$4])*[.$J$3])" office:value-type="float" office:value="960" calcext:value-type="float">
            <text:p>960</text:p>
          </table:table-cell>
          <table:table-cell table:formula="of:=[.$D25]/[.$C25]" office:value-type="float" office:value="0.826161790017212" calcext:value-type="float">
            <text:p>0.83</text:p>
          </table:table-cell>
          <table:table-cell table:formula="of:=[.$J$5]+([.$A25]-1)*[.$J$6]" office:value-type="float" office:value="102" calcext:value-type="float">
            <text:p>102</text:p>
          </table:table-cell>
          <table:table-cell table:formula="of:=[.$D25]/[.$F25]" office:value-type="float" office:value="9.41176470588235" calcext:value-type="float">
            <text:p>9.4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J$1]+([.$A26]-1)*[.$J$2]" office:value-type="float" office:value="640" calcext:value-type="float">
            <text:p>640</text:p>
          </table:table-cell>
          <table:table-cell office:value-type="float" office:value="1228" calcext:value-type="float">
            <text:p>1228</text:p>
          </table:table-cell>
          <table:table-cell table:formula="of:=FLOOR([.$J$1]+([.$A26]-1)*[.$J$2]+POWER([.$A26]; [.$J$4])*[.$J$3])" office:value-type="float" office:value="1030" calcext:value-type="float">
            <text:p>1030</text:p>
          </table:table-cell>
          <table:table-cell table:formula="of:=[.$D26]/[.$C26]" office:value-type="float" office:value="0.838762214983713" calcext:value-type="float">
            <text:p>0.84</text:p>
          </table:table-cell>
          <table:table-cell table:formula="of:=[.$J$5]+([.$A26]-1)*[.$J$6]" office:value-type="float" office:value="106" calcext:value-type="float">
            <text:p>106</text:p>
          </table:table-cell>
          <table:table-cell table:formula="of:=[.$D26]/[.$F26]" office:value-type="float" office:value="9.71698113207547" calcext:value-type="float">
            <text:p>9.72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J$1]+([.$A27]-1)*[.$J$2]" office:value-type="float" office:value="665" calcext:value-type="float">
            <text:p>665</text:p>
          </table:table-cell>
          <table:table-cell office:value-type="float" office:value="1297" calcext:value-type="float">
            <text:p>1297</text:p>
          </table:table-cell>
          <table:table-cell table:formula="of:=FLOOR([.$J$1]+([.$A27]-1)*[.$J$2]+POWER([.$A27]; [.$J$4])*[.$J$3])" office:value-type="float" office:value="1104" calcext:value-type="float">
            <text:p>1104</text:p>
          </table:table-cell>
          <table:table-cell table:formula="of:=[.$D27]/[.$C27]" office:value-type="float" office:value="0.851195065535852" calcext:value-type="float">
            <text:p>0.85</text:p>
          </table:table-cell>
          <table:table-cell table:formula="of:=[.$J$5]+([.$A27]-1)*[.$J$6]" office:value-type="float" office:value="110" calcext:value-type="float">
            <text:p>110</text:p>
          </table:table-cell>
          <table:table-cell table:formula="of:=[.$D27]/[.$F27]" office:value-type="float" office:value="10.0363636363636" calcext:value-type="float">
            <text:p>10.04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J$1]+([.$A28]-1)*[.$J$2]" office:value-type="float" office:value="690" calcext:value-type="float">
            <text:p>690</text:p>
          </table:table-cell>
          <table:table-cell office:value-type="float" office:value="1366" calcext:value-type="float">
            <text:p>1366</text:p>
          </table:table-cell>
          <table:table-cell table:formula="of:=FLOOR([.$J$1]+([.$A28]-1)*[.$J$2]+POWER([.$A28]; [.$J$4])*[.$J$3])" office:value-type="float" office:value="1182" calcext:value-type="float">
            <text:p>1182</text:p>
          </table:table-cell>
          <table:table-cell table:formula="of:=[.$D28]/[.$C28]" office:value-type="float" office:value="0.865300146412884" calcext:value-type="float">
            <text:p>0.87</text:p>
          </table:table-cell>
          <table:table-cell table:formula="of:=[.$J$5]+([.$A28]-1)*[.$J$6]" office:value-type="float" office:value="114" calcext:value-type="float">
            <text:p>114</text:p>
          </table:table-cell>
          <table:table-cell table:formula="of:=[.$D28]/[.$F28]" office:value-type="float" office:value="10.3684210526316" calcext:value-type="float">
            <text:p>10.3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J$1]+([.$A29]-1)*[.$J$2]" office:value-type="float" office:value="715" calcext:value-type="float">
            <text:p>715</text:p>
          </table:table-cell>
          <table:table-cell office:value-type="float" office:value="1438" calcext:value-type="float">
            <text:p>1438</text:p>
          </table:table-cell>
          <table:table-cell table:formula="of:=FLOOR([.$J$1]+([.$A29]-1)*[.$J$2]+POWER([.$A29]; [.$J$4])*[.$J$3])" office:value-type="float" office:value="1263" calcext:value-type="float">
            <text:p>1263</text:p>
          </table:table-cell>
          <table:table-cell table:formula="of:=[.$D29]/[.$C29]" office:value-type="float" office:value="0.878303198887343" calcext:value-type="float">
            <text:p>0.88</text:p>
          </table:table-cell>
          <table:table-cell table:formula="of:=[.$J$5]+([.$A29]-1)*[.$J$6]" office:value-type="float" office:value="118" calcext:value-type="float">
            <text:p>118</text:p>
          </table:table-cell>
          <table:table-cell table:formula="of:=[.$D29]/[.$F29]" office:value-type="float" office:value="10.7033898305085" calcext:value-type="float">
            <text:p>10.7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J$1]+([.$A30]-1)*[.$J$2]" office:value-type="float" office:value="740" calcext:value-type="float">
            <text:p>740</text:p>
          </table:table-cell>
          <table:table-cell office:value-type="float" office:value="1510" calcext:value-type="float">
            <text:p>1510</text:p>
          </table:table-cell>
          <table:table-cell table:formula="of:=FLOOR([.$J$1]+([.$A30]-1)*[.$J$2]+POWER([.$A30]; [.$J$4])*[.$J$3])" office:value-type="float" office:value="1349" calcext:value-type="float">
            <text:p>1349</text:p>
          </table:table-cell>
          <table:table-cell table:formula="of:=[.$D30]/[.$C30]" office:value-type="float" office:value="0.893377483443709" calcext:value-type="float">
            <text:p>0.89</text:p>
          </table:table-cell>
          <table:table-cell table:formula="of:=[.$J$5]+([.$A30]-1)*[.$J$6]" office:value-type="float" office:value="122" calcext:value-type="float">
            <text:p>122</text:p>
          </table:table-cell>
          <table:table-cell table:formula="of:=[.$D30]/[.$F30]" office:value-type="float" office:value="11.0573770491803" calcext:value-type="float">
            <text:p>11.0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J$1]+([.$A31]-1)*[.$J$2]" office:value-type="float" office:value="765" calcext:value-type="float">
            <text:p>765</text:p>
          </table:table-cell>
          <table:table-cell office:value-type="float" office:value="1585" calcext:value-type="float">
            <text:p>1585</text:p>
          </table:table-cell>
          <table:table-cell table:formula="of:=FLOOR([.$J$1]+([.$A31]-1)*[.$J$2]+POWER([.$A31]; [.$J$4])*[.$J$3])" office:value-type="float" office:value="1440" calcext:value-type="float">
            <text:p>1440</text:p>
          </table:table-cell>
          <table:table-cell table:formula="of:=[.$D31]/[.$C31]" office:value-type="float" office:value="0.908517350157729" calcext:value-type="float">
            <text:p>0.91</text:p>
          </table:table-cell>
          <table:table-cell table:formula="of:=[.$J$5]+([.$A31]-1)*[.$J$6]" office:value-type="float" office:value="126" calcext:value-type="float">
            <text:p>126</text:p>
          </table:table-cell>
          <table:table-cell table:formula="of:=[.$D31]/[.$F31]" office:value-type="float" office:value="11.4285714285714" calcext:value-type="float">
            <text:p>11.4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J$1]+([.$A32]-1)*[.$J$2]" office:value-type="float" office:value="790" calcext:value-type="float">
            <text:p>790</text:p>
          </table:table-cell>
          <table:table-cell office:value-type="float" office:value="1660" calcext:value-type="float">
            <text:p>1660</text:p>
          </table:table-cell>
          <table:table-cell table:formula="of:=FLOOR([.$J$1]+([.$A32]-1)*[.$J$2]+POWER([.$A32]; [.$J$4])*[.$J$3])" office:value-type="float" office:value="1534" calcext:value-type="float">
            <text:p>1534</text:p>
          </table:table-cell>
          <table:table-cell table:formula="of:=[.$D32]/[.$C32]" office:value-type="float" office:value="0.924096385542169" calcext:value-type="float">
            <text:p>0.92</text:p>
          </table:table-cell>
          <table:table-cell table:formula="of:=[.$J$5]+([.$A32]-1)*[.$J$6]" office:value-type="float" office:value="130" calcext:value-type="float">
            <text:p>130</text:p>
          </table:table-cell>
          <table:table-cell table:formula="of:=[.$D32]/[.$F32]" office:value-type="float" office:value="11.8" calcext:value-type="float">
            <text:p>11.8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J$1]+([.$A33]-1)*[.$J$2]" office:value-type="float" office:value="815" calcext:value-type="float">
            <text:p>815</text:p>
          </table:table-cell>
          <table:table-cell office:value-type="float" office:value="1738" calcext:value-type="float">
            <text:p>1738</text:p>
          </table:table-cell>
          <table:table-cell table:formula="of:=FLOOR([.$J$1]+([.$A33]-1)*[.$J$2]+POWER([.$A33]; [.$J$4])*[.$J$3])" office:value-type="float" office:value="1634" calcext:value-type="float">
            <text:p>1634</text:p>
          </table:table-cell>
          <table:table-cell table:formula="of:=[.$D33]/[.$C33]" office:value-type="float" office:value="0.940161104718067" calcext:value-type="float">
            <text:p>0.94</text:p>
          </table:table-cell>
          <table:table-cell table:formula="of:=[.$J$5]+([.$A33]-1)*[.$J$6]" office:value-type="float" office:value="134" calcext:value-type="float">
            <text:p>134</text:p>
          </table:table-cell>
          <table:table-cell table:formula="of:=[.$D33]/[.$F33]" office:value-type="float" office:value="12.1940298507463" calcext:value-type="float">
            <text:p>12.19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J$1]+([.$A34]-1)*[.$J$2]" office:value-type="float" office:value="840" calcext:value-type="float">
            <text:p>840</text:p>
          </table:table-cell>
          <table:table-cell office:value-type="float" office:value="1816" calcext:value-type="float">
            <text:p>1816</text:p>
          </table:table-cell>
          <table:table-cell table:formula="of:=FLOOR([.$J$1]+([.$A34]-1)*[.$J$2]+POWER([.$A34]; [.$J$4])*[.$J$3])" office:value-type="float" office:value="1738" calcext:value-type="float">
            <text:p>1738</text:p>
          </table:table-cell>
          <table:table-cell table:formula="of:=[.$D34]/[.$C34]" office:value-type="float" office:value="0.95704845814978" calcext:value-type="float">
            <text:p>0.96</text:p>
          </table:table-cell>
          <table:table-cell table:formula="of:=[.$J$5]+([.$A34]-1)*[.$J$6]" office:value-type="float" office:value="138" calcext:value-type="float">
            <text:p>138</text:p>
          </table:table-cell>
          <table:table-cell table:formula="of:=[.$D34]/[.$F34]" office:value-type="float" office:value="12.5942028985507" calcext:value-type="float">
            <text:p>12.59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J$1]+([.$A35]-1)*[.$J$2]" office:value-type="float" office:value="865" calcext:value-type="float">
            <text:p>865</text:p>
          </table:table-cell>
          <table:table-cell office:value-type="float" office:value="1897" calcext:value-type="float">
            <text:p>1897</text:p>
          </table:table-cell>
          <table:table-cell table:formula="of:=FLOOR([.$J$1]+([.$A35]-1)*[.$J$2]+POWER([.$A35]; [.$J$4])*[.$J$3])" office:value-type="float" office:value="1847" calcext:value-type="float">
            <text:p>1847</text:p>
          </table:table-cell>
          <table:table-cell table:formula="of:=[.$D35]/[.$C35]" office:value-type="float" office:value="0.973642593568793" calcext:value-type="float">
            <text:p>0.97</text:p>
          </table:table-cell>
          <table:table-cell table:formula="of:=[.$J$5]+([.$A35]-1)*[.$J$6]" office:value-type="float" office:value="142" calcext:value-type="float">
            <text:p>142</text:p>
          </table:table-cell>
          <table:table-cell table:formula="of:=[.$D35]/[.$F35]" office:value-type="float" office:value="13.0070422535211" calcext:value-type="float">
            <text:p>13.0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J$1]+([.$A36]-1)*[.$J$2]" office:value-type="float" office:value="890" calcext:value-type="float">
            <text:p>890</text:p>
          </table:table-cell>
          <table:table-cell office:value-type="float" office:value="1978" calcext:value-type="float">
            <text:p>1978</text:p>
          </table:table-cell>
          <table:table-cell table:formula="of:=FLOOR([.$J$1]+([.$A36]-1)*[.$J$2]+POWER([.$A36]; [.$J$4])*[.$J$3])" office:value-type="float" office:value="1961" calcext:value-type="float">
            <text:p>1961</text:p>
          </table:table-cell>
          <table:table-cell table:formula="of:=[.$D36]/[.$C36]" office:value-type="float" office:value="0.991405460060667" calcext:value-type="float">
            <text:p>0.99</text:p>
          </table:table-cell>
          <table:table-cell table:formula="of:=[.$J$5]+([.$A36]-1)*[.$J$6]" office:value-type="float" office:value="146" calcext:value-type="float">
            <text:p>146</text:p>
          </table:table-cell>
          <table:table-cell table:formula="of:=[.$D36]/[.$F36]" office:value-type="float" office:value="13.4315068493151" calcext:value-type="float">
            <text:p>13.4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J$1]+([.$A37]-1)*[.$J$2]" office:value-type="float" office:value="915" calcext:value-type="float">
            <text:p>915</text:p>
          </table:table-cell>
          <table:table-cell office:value-type="float" office:value="2062" calcext:value-type="float">
            <text:p>2062</text:p>
          </table:table-cell>
          <table:table-cell table:formula="of:=FLOOR([.$J$1]+([.$A37]-1)*[.$J$2]+POWER([.$A37]; [.$J$4])*[.$J$3])" office:value-type="float" office:value="2081" calcext:value-type="float">
            <text:p>2081</text:p>
          </table:table-cell>
          <table:table-cell table:formula="of:=[.$D37]/[.$C37]" office:value-type="float" office:value="1.00921435499515" calcext:value-type="float">
            <text:p>1.01</text:p>
          </table:table-cell>
          <table:table-cell table:formula="of:=[.$J$5]+([.$A37]-1)*[.$J$6]" office:value-type="float" office:value="150" calcext:value-type="float">
            <text:p>150</text:p>
          </table:table-cell>
          <table:table-cell table:formula="of:=[.$D37]/[.$F37]" office:value-type="float" office:value="13.8733333333333" calcext:value-type="float">
            <text:p>13.8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J$1]+([.$A38]-1)*[.$J$2]" office:value-type="float" office:value="940" calcext:value-type="float">
            <text:p>940</text:p>
          </table:table-cell>
          <table:table-cell office:value-type="float" office:value="2146" calcext:value-type="float">
            <text:p>2146</text:p>
          </table:table-cell>
          <table:table-cell table:formula="of:=FLOOR([.$J$1]+([.$A38]-1)*[.$J$2]+POWER([.$A38]; [.$J$4])*[.$J$3])" office:value-type="float" office:value="2206" calcext:value-type="float">
            <text:p>2206</text:p>
          </table:table-cell>
          <table:table-cell table:formula="of:=[.$D38]/[.$C38]" office:value-type="float" office:value="1.02795899347623" calcext:value-type="float">
            <text:p>1.03</text:p>
          </table:table-cell>
          <table:table-cell table:formula="of:=[.$J$5]+([.$A38]-1)*[.$J$6]" office:value-type="float" office:value="154" calcext:value-type="float">
            <text:p>154</text:p>
          </table:table-cell>
          <table:table-cell table:formula="of:=[.$D38]/[.$F38]" office:value-type="float" office:value="14.3246753246753" calcext:value-type="float">
            <text:p>14.3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J$1]+([.$A39]-1)*[.$J$2]" office:value-type="float" office:value="965" calcext:value-type="float">
            <text:p>965</text:p>
          </table:table-cell>
          <table:table-cell office:value-type="float" office:value="2233" calcext:value-type="float">
            <text:p>2233</text:p>
          </table:table-cell>
          <table:table-cell table:formula="of:=FLOOR([.$J$1]+([.$A39]-1)*[.$J$2]+POWER([.$A39]; [.$J$4])*[.$J$3])" office:value-type="float" office:value="2336" calcext:value-type="float">
            <text:p>2336</text:p>
          </table:table-cell>
          <table:table-cell table:formula="of:=[.$D39]/[.$C39]" office:value-type="float" office:value="1.0461262875056" calcext:value-type="float">
            <text:p>1.05</text:p>
          </table:table-cell>
          <table:table-cell table:formula="of:=[.$J$5]+([.$A39]-1)*[.$J$6]" office:value-type="float" office:value="158" calcext:value-type="float">
            <text:p>158</text:p>
          </table:table-cell>
          <table:table-cell table:formula="of:=[.$D39]/[.$F39]" office:value-type="float" office:value="14.7848101265823" calcext:value-type="float">
            <text:p>14.7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J$1]+([.$A40]-1)*[.$J$2]" office:value-type="float" office:value="990" calcext:value-type="float">
            <text:p>990</text:p>
          </table:table-cell>
          <table:table-cell office:value-type="float" office:value="2320" calcext:value-type="float">
            <text:p>2320</text:p>
          </table:table-cell>
          <table:table-cell table:formula="of:=FLOOR([.$J$1]+([.$A40]-1)*[.$J$2]+POWER([.$A40]; [.$J$4])*[.$J$3])" office:value-type="float" office:value="2472" calcext:value-type="float">
            <text:p>2472</text:p>
          </table:table-cell>
          <table:table-cell table:formula="of:=[.$D40]/[.$C40]" office:value-type="float" office:value="1.06551724137931" calcext:value-type="float">
            <text:p>1.07</text:p>
          </table:table-cell>
          <table:table-cell table:formula="of:=[.$J$5]+([.$A40]-1)*[.$J$6]" office:value-type="float" office:value="162" calcext:value-type="float">
            <text:p>162</text:p>
          </table:table-cell>
          <table:table-cell table:formula="of:=[.$D40]/[.$F40]" office:value-type="float" office:value="15.2592592592593" calcext:value-type="float">
            <text:p>15.2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J$1]+([.$A41]-1)*[.$J$2]" office:value-type="float" office:value="1015" calcext:value-type="float">
            <text:p>1015</text:p>
          </table:table-cell>
          <table:table-cell office:value-type="float" office:value="2410" calcext:value-type="float">
            <text:p>2410</text:p>
          </table:table-cell>
          <table:table-cell table:formula="of:=FLOOR([.$J$1]+([.$A41]-1)*[.$J$2]+POWER([.$A41]; [.$J$4])*[.$J$3])" office:value-type="float" office:value="2615" calcext:value-type="float">
            <text:p>2615</text:p>
          </table:table-cell>
          <table:table-cell table:formula="of:=[.$D41]/[.$C41]" office:value-type="float" office:value="1.0850622406639" calcext:value-type="float">
            <text:p>1.09</text:p>
          </table:table-cell>
          <table:table-cell table:formula="of:=[.$J$5]+([.$A41]-1)*[.$J$6]" office:value-type="float" office:value="166" calcext:value-type="float">
            <text:p>166</text:p>
          </table:table-cell>
          <table:table-cell table:formula="of:=[.$D41]/[.$F41]" office:value-type="float" office:value="15.7530120481928" calcext:value-type="float">
            <text:p>15.7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J$1]+([.$A42]-1)*[.$J$2]" office:value-type="float" office:value="1040" calcext:value-type="float">
            <text:p>1040</text:p>
          </table:table-cell>
          <table:table-cell office:value-type="float" office:value="2500" calcext:value-type="float">
            <text:p>2500</text:p>
          </table:table-cell>
          <table:table-cell table:formula="of:=FLOOR([.$J$1]+([.$A42]-1)*[.$J$2]+POWER([.$A42]; [.$J$4])*[.$J$3])" office:value-type="float" office:value="2763" calcext:value-type="float">
            <text:p>2763</text:p>
          </table:table-cell>
          <table:table-cell table:formula="of:=[.$D42]/[.$C42]" office:value-type="float" office:value="1.1052" calcext:value-type="float">
            <text:p>1.11</text:p>
          </table:table-cell>
          <table:table-cell table:formula="of:=[.$J$5]+([.$A42]-1)*[.$J$6]" office:value-type="float" office:value="170" calcext:value-type="float">
            <text:p>170</text:p>
          </table:table-cell>
          <table:table-cell table:formula="of:=[.$D42]/[.$F42]" office:value-type="float" office:value="16.2529411764706" calcext:value-type="float">
            <text:p>16.2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J$1]+([.$A43]-1)*[.$J$2]" office:value-type="float" office:value="1065" calcext:value-type="float">
            <text:p>1065</text:p>
          </table:table-cell>
          <table:table-cell office:value-type="float" office:value="2593" calcext:value-type="float">
            <text:p>2593</text:p>
          </table:table-cell>
          <table:table-cell table:formula="of:=FLOOR([.$J$1]+([.$A43]-1)*[.$J$2]+POWER([.$A43]; [.$J$4])*[.$J$3])" office:value-type="float" office:value="2917" calcext:value-type="float">
            <text:p>2917</text:p>
          </table:table-cell>
          <table:table-cell table:formula="of:=[.$D43]/[.$C43]" office:value-type="float" office:value="1.12495179328963" calcext:value-type="float">
            <text:p>1.12</text:p>
          </table:table-cell>
          <table:table-cell table:formula="of:=[.$J$5]+([.$A43]-1)*[.$J$6]" office:value-type="float" office:value="174" calcext:value-type="float">
            <text:p>174</text:p>
          </table:table-cell>
          <table:table-cell table:formula="of:=[.$D43]/[.$F43]" office:value-type="float" office:value="16.764367816092" calcext:value-type="float">
            <text:p>16.76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J$1]+([.$A44]-1)*[.$J$2]" office:value-type="float" office:value="1090" calcext:value-type="float">
            <text:p>1090</text:p>
          </table:table-cell>
          <table:table-cell office:value-type="float" office:value="2686" calcext:value-type="float">
            <text:p>2686</text:p>
          </table:table-cell>
          <table:table-cell table:formula="of:=FLOOR([.$J$1]+([.$A44]-1)*[.$J$2]+POWER([.$A44]; [.$J$4])*[.$J$3])" office:value-type="float" office:value="3077" calcext:value-type="float">
            <text:p>3077</text:p>
          </table:table-cell>
          <table:table-cell table:formula="of:=[.$D44]/[.$C44]" office:value-type="float" office:value="1.14556962025316" calcext:value-type="float">
            <text:p>1.15</text:p>
          </table:table-cell>
          <table:table-cell table:formula="of:=[.$J$5]+([.$A44]-1)*[.$J$6]" office:value-type="float" office:value="178" calcext:value-type="float">
            <text:p>178</text:p>
          </table:table-cell>
          <table:table-cell table:formula="of:=[.$D44]/[.$F44]" office:value-type="float" office:value="17.2865168539326" calcext:value-type="float">
            <text:p>17.29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J$1]+([.$A45]-1)*[.$J$2]" office:value-type="float" office:value="1115" calcext:value-type="float">
            <text:p>1115</text:p>
          </table:table-cell>
          <table:table-cell office:value-type="float" office:value="2782" calcext:value-type="float">
            <text:p>2782</text:p>
          </table:table-cell>
          <table:table-cell table:formula="of:=FLOOR([.$J$1]+([.$A45]-1)*[.$J$2]+POWER([.$A45]; [.$J$4])*[.$J$3])" office:value-type="float" office:value="3244" calcext:value-type="float">
            <text:p>3244</text:p>
          </table:table-cell>
          <table:table-cell table:formula="of:=[.$D45]/[.$C45]" office:value-type="float" office:value="1.16606757728253" calcext:value-type="float">
            <text:p>1.17</text:p>
          </table:table-cell>
          <table:table-cell table:formula="of:=[.$J$5]+([.$A45]-1)*[.$J$6]" office:value-type="float" office:value="182" calcext:value-type="float">
            <text:p>182</text:p>
          </table:table-cell>
          <table:table-cell table:formula="of:=[.$D45]/[.$F45]" office:value-type="float" office:value="17.8241758241758" calcext:value-type="float">
            <text:p>17.8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J$1]+([.$A46]-1)*[.$J$2]" office:value-type="float" office:value="1140" calcext:value-type="float">
            <text:p>1140</text:p>
          </table:table-cell>
          <table:table-cell office:value-type="float" office:value="2878" calcext:value-type="float">
            <text:p>2878</text:p>
          </table:table-cell>
          <table:table-cell table:formula="of:=FLOOR([.$J$1]+([.$A46]-1)*[.$J$2]+POWER([.$A46]; [.$J$4])*[.$J$3])" office:value-type="float" office:value="3418" calcext:value-type="float">
            <text:p>3418</text:p>
          </table:table-cell>
          <table:table-cell table:formula="of:=[.$D46]/[.$C46]" office:value-type="float" office:value="1.18763029881862" calcext:value-type="float">
            <text:p>1.19</text:p>
          </table:table-cell>
          <table:table-cell table:formula="of:=[.$J$5]+([.$A46]-1)*[.$J$6]" office:value-type="float" office:value="186" calcext:value-type="float">
            <text:p>186</text:p>
          </table:table-cell>
          <table:table-cell table:formula="of:=[.$D46]/[.$F46]" office:value-type="float" office:value="18.3763440860215" calcext:value-type="float">
            <text:p>18.38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J$1]+([.$A47]-1)*[.$J$2]" office:value-type="float" office:value="1165" calcext:value-type="float">
            <text:p>1165</text:p>
          </table:table-cell>
          <table:table-cell office:value-type="float" office:value="2977" calcext:value-type="float">
            <text:p>2977</text:p>
          </table:table-cell>
          <table:table-cell table:formula="of:=FLOOR([.$J$1]+([.$A47]-1)*[.$J$2]+POWER([.$A47]; [.$J$4])*[.$J$3])" office:value-type="float" office:value="3598" calcext:value-type="float">
            <text:p>3598</text:p>
          </table:table-cell>
          <table:table-cell table:formula="of:=[.$D47]/[.$C47]" office:value-type="float" office:value="1.20859926100101" calcext:value-type="float">
            <text:p>1.21</text:p>
          </table:table-cell>
          <table:table-cell table:formula="of:=[.$J$5]+([.$A47]-1)*[.$J$6]" office:value-type="float" office:value="190" calcext:value-type="float">
            <text:p>190</text:p>
          </table:table-cell>
          <table:table-cell table:formula="of:=[.$D47]/[.$F47]" office:value-type="float" office:value="18.9368421052632" calcext:value-type="float">
            <text:p>18.94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J$1]+([.$A48]-1)*[.$J$2]" office:value-type="float" office:value="1190" calcext:value-type="float">
            <text:p>1190</text:p>
          </table:table-cell>
          <table:table-cell office:value-type="float" office:value="3076" calcext:value-type="float">
            <text:p>3076</text:p>
          </table:table-cell>
          <table:table-cell table:formula="of:=FLOOR([.$J$1]+([.$A48]-1)*[.$J$2]+POWER([.$A48]; [.$J$4])*[.$J$3])" office:value-type="float" office:value="3785" calcext:value-type="float">
            <text:p>3785</text:p>
          </table:table-cell>
          <table:table-cell table:formula="of:=[.$D48]/[.$C48]" office:value-type="float" office:value="1.23049414824447" calcext:value-type="float">
            <text:p>1.23</text:p>
          </table:table-cell>
          <table:table-cell table:formula="of:=[.$J$5]+([.$A48]-1)*[.$J$6]" office:value-type="float" office:value="194" calcext:value-type="float">
            <text:p>194</text:p>
          </table:table-cell>
          <table:table-cell table:formula="of:=[.$D48]/[.$F48]" office:value-type="float" office:value="19.5103092783505" calcext:value-type="float">
            <text:p>19.5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J$1]+([.$A49]-1)*[.$J$2]" office:value-type="float" office:value="1215" calcext:value-type="float">
            <text:p>1215</text:p>
          </table:table-cell>
          <table:table-cell office:value-type="float" office:value="3178" calcext:value-type="float">
            <text:p>3178</text:p>
          </table:table-cell>
          <table:table-cell table:formula="of:=FLOOR([.$J$1]+([.$A49]-1)*[.$J$2]+POWER([.$A49]; [.$J$4])*[.$J$3])" office:value-type="float" office:value="3979" calcext:value-type="float">
            <text:p>3979</text:p>
          </table:table-cell>
          <table:table-cell table:formula="of:=[.$D49]/[.$C49]" office:value-type="float" office:value="1.25204531151668" calcext:value-type="float">
            <text:p>1.25</text:p>
          </table:table-cell>
          <table:table-cell table:formula="of:=[.$J$5]+([.$A49]-1)*[.$J$6]" office:value-type="float" office:value="198" calcext:value-type="float">
            <text:p>198</text:p>
          </table:table-cell>
          <table:table-cell table:formula="of:=[.$D49]/[.$F49]" office:value-type="float" office:value="20.0959595959596" calcext:value-type="float">
            <text:p>20.1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J$1]+([.$A50]-1)*[.$J$2]" office:value-type="float" office:value="1240" calcext:value-type="float">
            <text:p>1240</text:p>
          </table:table-cell>
          <table:table-cell office:value-type="float" office:value="3280" calcext:value-type="float">
            <text:p>3280</text:p>
          </table:table-cell>
          <table:table-cell table:formula="of:=FLOOR([.$J$1]+([.$A50]-1)*[.$J$2]+POWER([.$A50]; [.$J$4])*[.$J$3])" office:value-type="float" office:value="4181" calcext:value-type="float">
            <text:p>4181</text:p>
          </table:table-cell>
          <table:table-cell table:formula="of:=[.$D50]/[.$C50]" office:value-type="float" office:value="1.27469512195122" calcext:value-type="float">
            <text:p>1.27</text:p>
          </table:table-cell>
          <table:table-cell table:formula="of:=[.$J$5]+([.$A50]-1)*[.$J$6]" office:value-type="float" office:value="202" calcext:value-type="float">
            <text:p>202</text:p>
          </table:table-cell>
          <table:table-cell table:formula="of:=[.$D50]/[.$F50]" office:value-type="float" office:value="20.6980198019802" calcext:value-type="float">
            <text:p>20.7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J$1]+([.$A51]-1)*[.$J$2]" office:value-type="float" office:value="1265" calcext:value-type="float">
            <text:p>1265</text:p>
          </table:table-cell>
          <table:table-cell office:value-type="float" office:value="3385" calcext:value-type="float">
            <text:p>3385</text:p>
          </table:table-cell>
          <table:table-cell table:formula="of:=FLOOR([.$J$1]+([.$A51]-1)*[.$J$2]+POWER([.$A51]; [.$J$4])*[.$J$3])" office:value-type="float" office:value="4390" calcext:value-type="float">
            <text:p>4390</text:p>
          </table:table-cell>
          <table:table-cell table:formula="of:=[.$D51]/[.$C51]" office:value-type="float" office:value="1.29689807976366" calcext:value-type="float">
            <text:p>1.30</text:p>
          </table:table-cell>
          <table:table-cell table:formula="of:=[.$J$5]+([.$A51]-1)*[.$J$6]" office:value-type="float" office:value="206" calcext:value-type="float">
            <text:p>206</text:p>
          </table:table-cell>
          <table:table-cell table:formula="of:=[.$D51]/[.$F51]" office:value-type="float" office:value="21.3106796116505" calcext:value-type="float">
            <text:p>21.31</text:p>
          </table:table-cell>
          <table:table-cell table:number-columns-repeated="3"/>
        </table:table-row>
      </table:table>
      <table:table table:name="icicle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1" table:default-cell-style-name="Default"/>
        <table:table-column table:style-name="co3" table:default-cell-style-name="ce2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orig</text:p>
          </table:table-cell>
          <table:table-cell table:style-name="ce1" office:value-type="string" calcext:value-type="string">
            <text:p>orig_scaled</text:p>
          </table:table-cell>
          <table:table-cell table:style-name="ce1" office:value-type="string" calcext:value-type="string">
            <text:p>scaled</text:p>
          </table:table-cell>
          <table:table-cell table:style-name="ce1" office:value-type="string" calcext:value-type="string">
            <text:p>percen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damage/cost</text:p>
          </table:table-cell>
          <table:table-cell table:style-name="ce1"/>
          <table:table-cell table:style-name="ce1" office:value-type="string" calcext:value-type="string">
            <text:p>bas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J$1]+([.$A2]-1)*[.$J$2]"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FLOOR([.$J$1]+([.$A2]-1)*[.$J$2]+POWER([.$A2]; [.$J$4])*[.$J$3])" office:value-type="float" office:value="35" calcext:value-type="float">
            <text:p>35</text:p>
          </table:table-cell>
          <table:table-cell table:formula="of:=[.$D2]/[.$C2]" office:value-type="float" office:value="0.7" calcext:value-type="float">
            <text:p>0.70</text:p>
          </table:table-cell>
          <table:table-cell table:formula="of:=[.$J$5]+([.$A2]-1)*[.$J$6]" office:value-type="float" office:value="15" calcext:value-type="float">
            <text:p>15</text:p>
          </table:table-cell>
          <table:table-cell table:formula="of:=[.$D2]/[.$F2]" office:value-type="float" office:value="2.33333333333333" calcext:value-type="float">
            <text:p>2.33</text:p>
          </table:table-cell>
          <table:table-cell/>
          <table:table-cell table:style-name="ce1" office:value-type="string" calcext:value-type="string">
            <text:p>perlevel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J$1]+([.$A3]-1)*[.$J$2]"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table:formula="of:=FLOOR([.$J$1]+([.$A3]-1)*[.$J$2]+POWER([.$A3]; [.$J$4])*[.$J$3])" office:value-type="float" office:value="55" calcext:value-type="float">
            <text:p>55</text:p>
          </table:table-cell>
          <table:table-cell table:formula="of:=[.$D3]/[.$C3]" office:value-type="float" office:value="0.714285714285714" calcext:value-type="float">
            <text:p>0.71</text:p>
          </table:table-cell>
          <table:table-cell table:formula="of:=[.$J$5]+([.$A3]-1)*[.$J$6]" office:value-type="float" office:value="19" calcext:value-type="float">
            <text:p>19</text:p>
          </table:table-cell>
          <table:table-cell table:formula="of:=[.$D3]/[.$F3]" office:value-type="float" office:value="2.89473684210526" calcext:value-type="float">
            <text:p>2.89</text:p>
          </table:table-cell>
          <table:table-cell/>
          <table:table-cell table:style-name="ce1" office:value-type="string" calcext:value-type="string">
            <text:p>scale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J$1]+([.$A4]-1)*[.$J$2]"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table:formula="of:=FLOOR([.$J$1]+([.$A4]-1)*[.$J$2]+POWER([.$A4]; [.$J$4])*[.$J$3])" office:value-type="float" office:value="75" calcext:value-type="float">
            <text:p>75</text:p>
          </table:table-cell>
          <table:table-cell table:formula="of:=[.$D4]/[.$C4]" office:value-type="float" office:value="0.707547169811321" calcext:value-type="float">
            <text:p>0.71</text:p>
          </table:table-cell>
          <table:table-cell table:formula="of:=[.$J$5]+([.$A4]-1)*[.$J$6]" office:value-type="float" office:value="23" calcext:value-type="float">
            <text:p>23</text:p>
          </table:table-cell>
          <table:table-cell table:formula="of:=[.$D4]/[.$F4]" office:value-type="float" office:value="3.26086956521739" calcext:value-type="float">
            <text:p>3.26</text:p>
          </table:table-cell>
          <table:table-cell/>
          <table:table-cell table:style-name="ce1"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J$1]+([.$A5]-1)*[.$J$2]" office:value-type="float" office:value="95" calcext:value-type="float">
            <text:p>95</text:p>
          </table:table-cell>
          <table:table-cell office:value-type="float" office:value="136" calcext:value-type="float">
            <text:p>136</text:p>
          </table:table-cell>
          <table:table-cell table:formula="of:=FLOOR([.$J$1]+([.$A5]-1)*[.$J$2]+POWER([.$A5]; [.$J$4])*[.$J$3])" office:value-type="float" office:value="96" calcext:value-type="float">
            <text:p>96</text:p>
          </table:table-cell>
          <table:table-cell table:formula="of:=[.$D5]/[.$C5]" office:value-type="float" office:value="0.705882352941176" calcext:value-type="float">
            <text:p>0.71</text:p>
          </table:table-cell>
          <table:table-cell table:formula="of:=[.$J$5]+([.$A5]-1)*[.$J$6]" office:value-type="float" office:value="27" calcext:value-type="float">
            <text:p>27</text:p>
          </table:table-cell>
          <table:table-cell table:formula="of:=[.$D5]/[.$F5]" office:value-type="float" office:value="3.55555555555556" calcext:value-type="float">
            <text:p>3.56</text:p>
          </table:table-cell>
          <table:table-cell/>
          <table:table-cell table:style-name="ce1" office:value-type="string" calcext:value-type="string">
            <text:p>mana ba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J$1]+([.$A6]-1)*[.$J$2]" office:value-type="float" office:value="115" calcext:value-type="float">
            <text:p>115</text:p>
          </table:table-cell>
          <table:table-cell office:value-type="float" office:value="167" calcext:value-type="float">
            <text:p>167</text:p>
          </table:table-cell>
          <table:table-cell table:formula="of:=FLOOR([.$J$1]+([.$A6]-1)*[.$J$2]+POWER([.$A6]; [.$J$4])*[.$J$3])" office:value-type="float" office:value="117" calcext:value-type="float">
            <text:p>117</text:p>
          </table:table-cell>
          <table:table-cell table:formula="of:=[.$D6]/[.$C6]" office:value-type="float" office:value="0.70059880239521" calcext:value-type="float">
            <text:p>0.70</text:p>
          </table:table-cell>
          <table:table-cell table:formula="of:=[.$J$5]+([.$A6]-1)*[.$J$6]" office:value-type="float" office:value="31" calcext:value-type="float">
            <text:p>31</text:p>
          </table:table-cell>
          <table:table-cell table:formula="of:=[.$D6]/[.$F6]" office:value-type="float" office:value="3.7741935483871" calcext:value-type="float">
            <text:p>3.77</text:p>
          </table:table-cell>
          <table:table-cell/>
          <table:table-cell table:style-name="ce1" office:value-type="string" calcext:value-type="string">
            <text:p>mana incre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J$1]+([.$A7]-1)*[.$J$2]" office:value-type="float" office:value="135" calcext:value-type="float">
            <text:p>135</text:p>
          </table:table-cell>
          <table:table-cell office:value-type="float" office:value="200" calcext:value-type="float">
            <text:p>200</text:p>
          </table:table-cell>
          <table:table-cell table:formula="of:=FLOOR([.$J$1]+([.$A7]-1)*[.$J$2]+POWER([.$A7]; [.$J$4])*[.$J$3])" office:value-type="float" office:value="139" calcext:value-type="float">
            <text:p>139</text:p>
          </table:table-cell>
          <table:table-cell table:formula="of:=[.$D7]/[.$C7]" office:value-type="float" office:value="0.695" calcext:value-type="float">
            <text:p>0.70</text:p>
          </table:table-cell>
          <table:table-cell table:formula="of:=[.$J$5]+([.$A7]-1)*[.$J$6]" office:value-type="float" office:value="35" calcext:value-type="float">
            <text:p>35</text:p>
          </table:table-cell>
          <table:table-cell table:formula="of:=[.$D7]/[.$F7]" office:value-type="float" office:value="3.97142857142857" calcext:value-type="float">
            <text:p>3.9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J$1]+([.$A8]-1)*[.$J$2]" office:value-type="float" office:value="155" calcext:value-type="float">
            <text:p>155</text:p>
          </table:table-cell>
          <table:table-cell office:value-type="float" office:value="234" calcext:value-type="float">
            <text:p>234</text:p>
          </table:table-cell>
          <table:table-cell table:formula="of:=FLOOR([.$J$1]+([.$A8]-1)*[.$J$2]+POWER([.$A8]; [.$J$4])*[.$J$3])" office:value-type="float" office:value="162" calcext:value-type="float">
            <text:p>162</text:p>
          </table:table-cell>
          <table:table-cell table:formula="of:=[.$D8]/[.$C8]" office:value-type="float" office:value="0.692307692307692" calcext:value-type="float">
            <text:p>0.69</text:p>
          </table:table-cell>
          <table:table-cell table:formula="of:=[.$J$5]+([.$A8]-1)*[.$J$6]" office:value-type="float" office:value="39" calcext:value-type="float">
            <text:p>39</text:p>
          </table:table-cell>
          <table:table-cell table:formula="of:=[.$D8]/[.$F8]" office:value-type="float" office:value="4.15384615384615" calcext:value-type="float">
            <text:p>4.1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J$1]+([.$A9]-1)*[.$J$2]" office:value-type="float" office:value="175" calcext:value-type="float">
            <text:p>175</text:p>
          </table:table-cell>
          <table:table-cell office:value-type="float" office:value="269" calcext:value-type="float">
            <text:p>269</text:p>
          </table:table-cell>
          <table:table-cell table:formula="of:=FLOOR([.$J$1]+([.$A9]-1)*[.$J$2]+POWER([.$A9]; [.$J$4])*[.$J$3])" office:value-type="float" office:value="186" calcext:value-type="float">
            <text:p>186</text:p>
          </table:table-cell>
          <table:table-cell table:formula="of:=[.$D9]/[.$C9]" office:value-type="float" office:value="0.691449814126394" calcext:value-type="float">
            <text:p>0.69</text:p>
          </table:table-cell>
          <table:table-cell table:formula="of:=[.$J$5]+([.$A9]-1)*[.$J$6]" office:value-type="float" office:value="43" calcext:value-type="float">
            <text:p>43</text:p>
          </table:table-cell>
          <table:table-cell table:formula="of:=[.$D9]/[.$F9]" office:value-type="float" office:value="4.32558139534884" calcext:value-type="float">
            <text:p>4.3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J$1]+([.$A10]-1)*[.$J$2]" office:value-type="float" office:value="195" calcext:value-type="float">
            <text:p>195</text:p>
          </table:table-cell>
          <table:table-cell office:value-type="float" office:value="306" calcext:value-type="float">
            <text:p>306</text:p>
          </table:table-cell>
          <table:table-cell table:formula="of:=FLOOR([.$J$1]+([.$A10]-1)*[.$J$2]+POWER([.$A10]; [.$J$4])*[.$J$3])" office:value-type="float" office:value="211" calcext:value-type="float">
            <text:p>211</text:p>
          </table:table-cell>
          <table:table-cell table:formula="of:=[.$D10]/[.$C10]" office:value-type="float" office:value="0.689542483660131" calcext:value-type="float">
            <text:p>0.69</text:p>
          </table:table-cell>
          <table:table-cell table:formula="of:=[.$J$5]+([.$A10]-1)*[.$J$6]" office:value-type="float" office:value="47" calcext:value-type="float">
            <text:p>47</text:p>
          </table:table-cell>
          <table:table-cell table:formula="of:=[.$D10]/[.$F10]" office:value-type="float" office:value="4.48936170212766" calcext:value-type="float">
            <text:p>4.4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J$1]+([.$A11]-1)*[.$J$2]" office:value-type="float" office:value="215" calcext:value-type="float">
            <text:p>215</text:p>
          </table:table-cell>
          <table:table-cell office:value-type="float" office:value="345" calcext:value-type="float">
            <text:p>345</text:p>
          </table:table-cell>
          <table:table-cell table:formula="of:=FLOOR([.$J$1]+([.$A11]-1)*[.$J$2]+POWER([.$A11]; [.$J$4])*[.$J$3])" office:value-type="float" office:value="238" calcext:value-type="float">
            <text:p>238</text:p>
          </table:table-cell>
          <table:table-cell table:formula="of:=[.$D11]/[.$C11]" office:value-type="float" office:value="0.689855072463768" calcext:value-type="float">
            <text:p>0.69</text:p>
          </table:table-cell>
          <table:table-cell table:formula="of:=[.$J$5]+([.$A11]-1)*[.$J$6]" office:value-type="float" office:value="51" calcext:value-type="float">
            <text:p>51</text:p>
          </table:table-cell>
          <table:table-cell table:formula="of:=[.$D11]/[.$F11]" office:value-type="float" office:value="4.66666666666667" calcext:value-type="float">
            <text:p>4.67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J$1]+([.$A12]-1)*[.$J$2]" office:value-type="float" office:value="235" calcext:value-type="float">
            <text:p>235</text:p>
          </table:table-cell>
          <table:table-cell office:value-type="float" office:value="384" calcext:value-type="float">
            <text:p>384</text:p>
          </table:table-cell>
          <table:table-cell table:formula="of:=FLOOR([.$J$1]+([.$A12]-1)*[.$J$2]+POWER([.$A12]; [.$J$4])*[.$J$3])" office:value-type="float" office:value="265" calcext:value-type="float">
            <text:p>265</text:p>
          </table:table-cell>
          <table:table-cell table:formula="of:=[.$D12]/[.$C12]" office:value-type="float" office:value="0.690104166666667" calcext:value-type="float">
            <text:p>0.69</text:p>
          </table:table-cell>
          <table:table-cell table:formula="of:=[.$J$5]+([.$A12]-1)*[.$J$6]" office:value-type="float" office:value="55" calcext:value-type="float">
            <text:p>55</text:p>
          </table:table-cell>
          <table:table-cell table:formula="of:=[.$D12]/[.$F12]" office:value-type="float" office:value="4.81818181818182" calcext:value-type="float">
            <text:p>4.8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J$1]+([.$A13]-1)*[.$J$2]" office:value-type="float" office:value="255" calcext:value-type="float">
            <text:p>255</text:p>
          </table:table-cell>
          <table:table-cell office:value-type="float" office:value="425" calcext:value-type="float">
            <text:p>425</text:p>
          </table:table-cell>
          <table:table-cell table:formula="of:=FLOOR([.$J$1]+([.$A13]-1)*[.$J$2]+POWER([.$A13]; [.$J$4])*[.$J$3])" office:value-type="float" office:value="294" calcext:value-type="float">
            <text:p>294</text:p>
          </table:table-cell>
          <table:table-cell table:formula="of:=[.$D13]/[.$C13]" office:value-type="float" office:value="0.691764705882353" calcext:value-type="float">
            <text:p>0.69</text:p>
          </table:table-cell>
          <table:table-cell table:formula="of:=[.$J$5]+([.$A13]-1)*[.$J$6]" office:value-type="float" office:value="59" calcext:value-type="float">
            <text:p>59</text:p>
          </table:table-cell>
          <table:table-cell table:formula="of:=[.$D13]/[.$F13]" office:value-type="float" office:value="4.98305084745763" calcext:value-type="float">
            <text:p>4.9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J$1]+([.$A14]-1)*[.$J$2]" office:value-type="float" office:value="275" calcext:value-type="float">
            <text:p>275</text:p>
          </table:table-cell>
          <table:table-cell office:value-type="float" office:value="468" calcext:value-type="float">
            <text:p>468</text:p>
          </table:table-cell>
          <table:table-cell table:formula="of:=FLOOR([.$J$1]+([.$A14]-1)*[.$J$2]+POWER([.$A14]; [.$J$4])*[.$J$3])" office:value-type="float" office:value="325" calcext:value-type="float">
            <text:p>325</text:p>
          </table:table-cell>
          <table:table-cell table:formula="of:=[.$D14]/[.$C14]" office:value-type="float" office:value="0.694444444444444" calcext:value-type="float">
            <text:p>0.69</text:p>
          </table:table-cell>
          <table:table-cell table:formula="of:=[.$J$5]+([.$A14]-1)*[.$J$6]" office:value-type="float" office:value="63" calcext:value-type="float">
            <text:p>63</text:p>
          </table:table-cell>
          <table:table-cell table:formula="of:=[.$D14]/[.$F14]" office:value-type="float" office:value="5.15873015873016" calcext:value-type="float">
            <text:p>5.1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J$1]+([.$A15]-1)*[.$J$2]" office:value-type="float" office:value="295" calcext:value-type="float">
            <text:p>295</text:p>
          </table:table-cell>
          <table:table-cell office:value-type="float" office:value="512" calcext:value-type="float">
            <text:p>512</text:p>
          </table:table-cell>
          <table:table-cell table:formula="of:=FLOOR([.$J$1]+([.$A15]-1)*[.$J$2]+POWER([.$A15]; [.$J$4])*[.$J$3])" office:value-type="float" office:value="358" calcext:value-type="float">
            <text:p>358</text:p>
          </table:table-cell>
          <table:table-cell table:formula="of:=[.$D15]/[.$C15]" office:value-type="float" office:value="0.69921875" calcext:value-type="float">
            <text:p>0.70</text:p>
          </table:table-cell>
          <table:table-cell table:formula="of:=[.$J$5]+([.$A15]-1)*[.$J$6]" office:value-type="float" office:value="67" calcext:value-type="float">
            <text:p>67</text:p>
          </table:table-cell>
          <table:table-cell table:formula="of:=[.$D15]/[.$F15]" office:value-type="float" office:value="5.34328358208955" calcext:value-type="float">
            <text:p>5.3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J$1]+([.$A16]-1)*[.$J$2]" office:value-type="float" office:value="315" calcext:value-type="float">
            <text:p>315</text:p>
          </table:table-cell>
          <table:table-cell office:value-type="float" office:value="557" calcext:value-type="float">
            <text:p>557</text:p>
          </table:table-cell>
          <table:table-cell table:formula="of:=FLOOR([.$J$1]+([.$A16]-1)*[.$J$2]+POWER([.$A16]; [.$J$4])*[.$J$3])" office:value-type="float" office:value="392" calcext:value-type="float">
            <text:p>392</text:p>
          </table:table-cell>
          <table:table-cell table:formula="of:=[.$D16]/[.$C16]" office:value-type="float" office:value="0.703770197486535" calcext:value-type="float">
            <text:p>0.70</text:p>
          </table:table-cell>
          <table:table-cell table:formula="of:=[.$J$5]+([.$A16]-1)*[.$J$6]" office:value-type="float" office:value="71" calcext:value-type="float">
            <text:p>71</text:p>
          </table:table-cell>
          <table:table-cell table:formula="of:=[.$D16]/[.$F16]" office:value-type="float" office:value="5.52112676056338" calcext:value-type="float">
            <text:p>5.5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J$1]+([.$A17]-1)*[.$J$2]" office:value-type="float" office:value="335" calcext:value-type="float">
            <text:p>335</text:p>
          </table:table-cell>
          <table:table-cell office:value-type="float" office:value="604" calcext:value-type="float">
            <text:p>604</text:p>
          </table:table-cell>
          <table:table-cell table:formula="of:=FLOOR([.$J$1]+([.$A17]-1)*[.$J$2]+POWER([.$A17]; [.$J$4])*[.$J$3])" office:value-type="float" office:value="429" calcext:value-type="float">
            <text:p>429</text:p>
          </table:table-cell>
          <table:table-cell table:formula="of:=[.$D17]/[.$C17]" office:value-type="float" office:value="0.710264900662252" calcext:value-type="float">
            <text:p>0.71</text:p>
          </table:table-cell>
          <table:table-cell table:formula="of:=[.$J$5]+([.$A17]-1)*[.$J$6]" office:value-type="float" office:value="75" calcext:value-type="float">
            <text:p>75</text:p>
          </table:table-cell>
          <table:table-cell table:formula="of:=[.$D17]/[.$F17]" office:value-type="float" office:value="5.72" calcext:value-type="float">
            <text:p>5.7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J$1]+([.$A18]-1)*[.$J$2]" office:value-type="float" office:value="355" calcext:value-type="float">
            <text:p>355</text:p>
          </table:table-cell>
          <table:table-cell office:value-type="float" office:value="652" calcext:value-type="float">
            <text:p>652</text:p>
          </table:table-cell>
          <table:table-cell table:formula="of:=FLOOR([.$J$1]+([.$A18]-1)*[.$J$2]+POWER([.$A18]; [.$J$4])*[.$J$3])" office:value-type="float" office:value="467" calcext:value-type="float">
            <text:p>467</text:p>
          </table:table-cell>
          <table:table-cell table:formula="of:=[.$D18]/[.$C18]" office:value-type="float" office:value="0.716257668711656" calcext:value-type="float">
            <text:p>0.72</text:p>
          </table:table-cell>
          <table:table-cell table:formula="of:=[.$J$5]+([.$A18]-1)*[.$J$6]" office:value-type="float" office:value="79" calcext:value-type="float">
            <text:p>79</text:p>
          </table:table-cell>
          <table:table-cell table:formula="of:=[.$D18]/[.$F18]" office:value-type="float" office:value="5.91139240506329" calcext:value-type="float">
            <text:p>5.9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J$1]+([.$A19]-1)*[.$J$2]" office:value-type="float" office:value="375" calcext:value-type="float">
            <text:p>375</text:p>
          </table:table-cell>
          <table:table-cell office:value-type="float" office:value="701" calcext:value-type="float">
            <text:p>701</text:p>
          </table:table-cell>
          <table:table-cell table:formula="of:=FLOOR([.$J$1]+([.$A19]-1)*[.$J$2]+POWER([.$A19]; [.$J$4])*[.$J$3])" office:value-type="float" office:value="509" calcext:value-type="float">
            <text:p>509</text:p>
          </table:table-cell>
          <table:table-cell table:formula="of:=[.$D19]/[.$C19]" office:value-type="float" office:value="0.726105563480742" calcext:value-type="float">
            <text:p>0.73</text:p>
          </table:table-cell>
          <table:table-cell table:formula="of:=[.$J$5]+([.$A19]-1)*[.$J$6]" office:value-type="float" office:value="83" calcext:value-type="float">
            <text:p>83</text:p>
          </table:table-cell>
          <table:table-cell table:formula="of:=[.$D19]/[.$F19]" office:value-type="float" office:value="6.13253012048193" calcext:value-type="float">
            <text:p>6.1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J$1]+([.$A20]-1)*[.$J$2]" office:value-type="float" office:value="395" calcext:value-type="float">
            <text:p>395</text:p>
          </table:table-cell>
          <table:table-cell office:value-type="float" office:value="752" calcext:value-type="float">
            <text:p>752</text:p>
          </table:table-cell>
          <table:table-cell table:formula="of:=FLOOR([.$J$1]+([.$A20]-1)*[.$J$2]+POWER([.$A20]; [.$J$4])*[.$J$3])" office:value-type="float" office:value="552" calcext:value-type="float">
            <text:p>552</text:p>
          </table:table-cell>
          <table:table-cell table:formula="of:=[.$D20]/[.$C20]" office:value-type="float" office:value="0.734042553191489" calcext:value-type="float">
            <text:p>0.73</text:p>
          </table:table-cell>
          <table:table-cell table:formula="of:=[.$J$5]+([.$A20]-1)*[.$J$6]" office:value-type="float" office:value="87" calcext:value-type="float">
            <text:p>87</text:p>
          </table:table-cell>
          <table:table-cell table:formula="of:=[.$D20]/[.$F20]" office:value-type="float" office:value="6.3448275862069" calcext:value-type="float">
            <text:p>6.3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J$1]+([.$A21]-1)*[.$J$2]" office:value-type="float" office:value="415" calcext:value-type="float">
            <text:p>415</text:p>
          </table:table-cell>
          <table:table-cell office:value-type="float" office:value="805" calcext:value-type="float">
            <text:p>805</text:p>
          </table:table-cell>
          <table:table-cell table:formula="of:=FLOOR([.$J$1]+([.$A21]-1)*[.$J$2]+POWER([.$A21]; [.$J$4])*[.$J$3])" office:value-type="float" office:value="599" calcext:value-type="float">
            <text:p>599</text:p>
          </table:table-cell>
          <table:table-cell table:formula="of:=[.$D21]/[.$C21]" office:value-type="float" office:value="0.744099378881988" calcext:value-type="float">
            <text:p>0.74</text:p>
          </table:table-cell>
          <table:table-cell table:formula="of:=[.$J$5]+([.$A21]-1)*[.$J$6]" office:value-type="float" office:value="91" calcext:value-type="float">
            <text:p>91</text:p>
          </table:table-cell>
          <table:table-cell table:formula="of:=[.$D21]/[.$F21]" office:value-type="float" office:value="6.58241758241758" calcext:value-type="float">
            <text:p>6.5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J$1]+([.$A22]-1)*[.$J$2]" office:value-type="float" office:value="435" calcext:value-type="float">
            <text:p>435</text:p>
          </table:table-cell>
          <table:table-cell office:value-type="float" office:value="858" calcext:value-type="float">
            <text:p>858</text:p>
          </table:table-cell>
          <table:table-cell table:formula="of:=FLOOR([.$J$1]+([.$A22]-1)*[.$J$2]+POWER([.$A22]; [.$J$4])*[.$J$3])" office:value-type="float" office:value="648" calcext:value-type="float">
            <text:p>648</text:p>
          </table:table-cell>
          <table:table-cell table:formula="of:=[.$D22]/[.$C22]" office:value-type="float" office:value="0.755244755244755" calcext:value-type="float">
            <text:p>0.76</text:p>
          </table:table-cell>
          <table:table-cell table:formula="of:=[.$J$5]+([.$A22]-1)*[.$J$6]" office:value-type="float" office:value="95" calcext:value-type="float">
            <text:p>95</text:p>
          </table:table-cell>
          <table:table-cell table:formula="of:=[.$D22]/[.$F22]" office:value-type="float" office:value="6.82105263157895" calcext:value-type="float">
            <text:p>6.8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J$1]+([.$A23]-1)*[.$J$2]" office:value-type="float" office:value="455" calcext:value-type="float">
            <text:p>455</text:p>
          </table:table-cell>
          <table:table-cell office:value-type="float" office:value="913" calcext:value-type="float">
            <text:p>913</text:p>
          </table:table-cell>
          <table:table-cell table:formula="of:=FLOOR([.$J$1]+([.$A23]-1)*[.$J$2]+POWER([.$A23]; [.$J$4])*[.$J$3])" office:value-type="float" office:value="699" calcext:value-type="float">
            <text:p>699</text:p>
          </table:table-cell>
          <table:table-cell table:formula="of:=[.$D23]/[.$C23]" office:value-type="float" office:value="0.765607886089814" calcext:value-type="float">
            <text:p>0.77</text:p>
          </table:table-cell>
          <table:table-cell table:formula="of:=[.$J$5]+([.$A23]-1)*[.$J$6]" office:value-type="float" office:value="99" calcext:value-type="float">
            <text:p>99</text:p>
          </table:table-cell>
          <table:table-cell table:formula="of:=[.$D23]/[.$F23]" office:value-type="float" office:value="7.06060606060606" calcext:value-type="float">
            <text:p>7.0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J$1]+([.$A24]-1)*[.$J$2]" office:value-type="float" office:value="475" calcext:value-type="float">
            <text:p>475</text:p>
          </table:table-cell>
          <table:table-cell office:value-type="float" office:value="970" calcext:value-type="float">
            <text:p>970</text:p>
          </table:table-cell>
          <table:table-cell table:formula="of:=FLOOR([.$J$1]+([.$A24]-1)*[.$J$2]+POWER([.$A24]; [.$J$4])*[.$J$3])" office:value-type="float" office:value="754" calcext:value-type="float">
            <text:p>754</text:p>
          </table:table-cell>
          <table:table-cell table:formula="of:=[.$D24]/[.$C24]" office:value-type="float" office:value="0.777319587628866" calcext:value-type="float">
            <text:p>0.78</text:p>
          </table:table-cell>
          <table:table-cell table:formula="of:=[.$J$5]+([.$A24]-1)*[.$J$6]" office:value-type="float" office:value="103" calcext:value-type="float">
            <text:p>103</text:p>
          </table:table-cell>
          <table:table-cell table:formula="of:=[.$D24]/[.$F24]" office:value-type="float" office:value="7.32038834951456" calcext:value-type="float">
            <text:p>7.3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J$1]+([.$A25]-1)*[.$J$2]" office:value-type="float" office:value="495" calcext:value-type="float">
            <text:p>495</text:p>
          </table:table-cell>
          <table:table-cell office:value-type="float" office:value="1028" calcext:value-type="float">
            <text:p>1028</text:p>
          </table:table-cell>
          <table:table-cell table:formula="of:=FLOOR([.$J$1]+([.$A25]-1)*[.$J$2]+POWER([.$A25]; [.$J$4])*[.$J$3])" office:value-type="float" office:value="812" calcext:value-type="float">
            <text:p>812</text:p>
          </table:table-cell>
          <table:table-cell table:formula="of:=[.$D25]/[.$C25]" office:value-type="float" office:value="0.78988326848249" calcext:value-type="float">
            <text:p>0.79</text:p>
          </table:table-cell>
          <table:table-cell table:formula="of:=[.$J$5]+([.$A25]-1)*[.$J$6]" office:value-type="float" office:value="107" calcext:value-type="float">
            <text:p>107</text:p>
          </table:table-cell>
          <table:table-cell table:formula="of:=[.$D25]/[.$F25]" office:value-type="float" office:value="7.58878504672897" calcext:value-type="float">
            <text:p>7.59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J$1]+([.$A26]-1)*[.$J$2]" office:value-type="float" office:value="515" calcext:value-type="float">
            <text:p>515</text:p>
          </table:table-cell>
          <table:table-cell office:value-type="float" office:value="1087" calcext:value-type="float">
            <text:p>1087</text:p>
          </table:table-cell>
          <table:table-cell table:formula="of:=FLOOR([.$J$1]+([.$A26]-1)*[.$J$2]+POWER([.$A26]; [.$J$4])*[.$J$3])" office:value-type="float" office:value="874" calcext:value-type="float">
            <text:p>874</text:p>
          </table:table-cell>
          <table:table-cell table:formula="of:=[.$D26]/[.$C26]" office:value-type="float" office:value="0.804047838086476" calcext:value-type="float">
            <text:p>0.80</text:p>
          </table:table-cell>
          <table:table-cell table:formula="of:=[.$J$5]+([.$A26]-1)*[.$J$6]" office:value-type="float" office:value="111" calcext:value-type="float">
            <text:p>111</text:p>
          </table:table-cell>
          <table:table-cell table:formula="of:=[.$D26]/[.$F26]" office:value-type="float" office:value="7.87387387387387" calcext:value-type="float">
            <text:p>7.87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J$1]+([.$A27]-1)*[.$J$2]" office:value-type="float" office:value="535" calcext:value-type="float">
            <text:p>535</text:p>
          </table:table-cell>
          <table:table-cell office:value-type="float" office:value="1148" calcext:value-type="float">
            <text:p>1148</text:p>
          </table:table-cell>
          <table:table-cell table:formula="of:=FLOOR([.$J$1]+([.$A27]-1)*[.$J$2]+POWER([.$A27]; [.$J$4])*[.$J$3])" office:value-type="float" office:value="939" calcext:value-type="float">
            <text:p>939</text:p>
          </table:table-cell>
          <table:table-cell table:formula="of:=[.$D27]/[.$C27]" office:value-type="float" office:value="0.81794425087108" calcext:value-type="float">
            <text:p>0.82</text:p>
          </table:table-cell>
          <table:table-cell table:formula="of:=[.$J$5]+([.$A27]-1)*[.$J$6]" office:value-type="float" office:value="115" calcext:value-type="float">
            <text:p>115</text:p>
          </table:table-cell>
          <table:table-cell table:formula="of:=[.$D27]/[.$F27]" office:value-type="float" office:value="8.16521739130435" calcext:value-type="float">
            <text:p>8.1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J$1]+([.$A28]-1)*[.$J$2]" office:value-type="float" office:value="555" calcext:value-type="float">
            <text:p>555</text:p>
          </table:table-cell>
          <table:table-cell office:value-type="float" office:value="1210" calcext:value-type="float">
            <text:p>1210</text:p>
          </table:table-cell>
          <table:table-cell table:formula="of:=FLOOR([.$J$1]+([.$A28]-1)*[.$J$2]+POWER([.$A28]; [.$J$4])*[.$J$3])" office:value-type="float" office:value="1007" calcext:value-type="float">
            <text:p>1007</text:p>
          </table:table-cell>
          <table:table-cell table:formula="of:=[.$D28]/[.$C28]" office:value-type="float" office:value="0.832231404958678" calcext:value-type="float">
            <text:p>0.83</text:p>
          </table:table-cell>
          <table:table-cell table:formula="of:=[.$J$5]+([.$A28]-1)*[.$J$6]" office:value-type="float" office:value="119" calcext:value-type="float">
            <text:p>119</text:p>
          </table:table-cell>
          <table:table-cell table:formula="of:=[.$D28]/[.$F28]" office:value-type="float" office:value="8.46218487394958" calcext:value-type="float">
            <text:p>8.46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J$1]+([.$A29]-1)*[.$J$2]" office:value-type="float" office:value="575" calcext:value-type="float">
            <text:p>575</text:p>
          </table:table-cell>
          <table:table-cell office:value-type="float" office:value="1273" calcext:value-type="float">
            <text:p>1273</text:p>
          </table:table-cell>
          <table:table-cell table:formula="of:=FLOOR([.$J$1]+([.$A29]-1)*[.$J$2]+POWER([.$A29]; [.$J$4])*[.$J$3])" office:value-type="float" office:value="1079" calcext:value-type="float">
            <text:p>1079</text:p>
          </table:table-cell>
          <table:table-cell table:formula="of:=[.$D29]/[.$C29]" office:value-type="float" office:value="0.847604084838963" calcext:value-type="float">
            <text:p>0.85</text:p>
          </table:table-cell>
          <table:table-cell table:formula="of:=[.$J$5]+([.$A29]-1)*[.$J$6]" office:value-type="float" office:value="123" calcext:value-type="float">
            <text:p>123</text:p>
          </table:table-cell>
          <table:table-cell table:formula="of:=[.$D29]/[.$F29]" office:value-type="float" office:value="8.77235772357724" calcext:value-type="float">
            <text:p>8.7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J$1]+([.$A30]-1)*[.$J$2]" office:value-type="float" office:value="595" calcext:value-type="float">
            <text:p>595</text:p>
          </table:table-cell>
          <table:table-cell office:value-type="float" office:value="1338" calcext:value-type="float">
            <text:p>1338</text:p>
          </table:table-cell>
          <table:table-cell table:formula="of:=FLOOR([.$J$1]+([.$A30]-1)*[.$J$2]+POWER([.$A30]; [.$J$4])*[.$J$3])" office:value-type="float" office:value="1155" calcext:value-type="float">
            <text:p>1155</text:p>
          </table:table-cell>
          <table:table-cell table:formula="of:=[.$D30]/[.$C30]" office:value-type="float" office:value="0.86322869955157" calcext:value-type="float">
            <text:p>0.86</text:p>
          </table:table-cell>
          <table:table-cell table:formula="of:=[.$J$5]+([.$A30]-1)*[.$J$6]" office:value-type="float" office:value="127" calcext:value-type="float">
            <text:p>127</text:p>
          </table:table-cell>
          <table:table-cell table:formula="of:=[.$D30]/[.$F30]" office:value-type="float" office:value="9.09448818897638" calcext:value-type="float">
            <text:p>9.0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J$1]+([.$A31]-1)*[.$J$2]" office:value-type="float" office:value="615" calcext:value-type="float">
            <text:p>615</text:p>
          </table:table-cell>
          <table:table-cell office:value-type="float" office:value="1405" calcext:value-type="float">
            <text:p>1405</text:p>
          </table:table-cell>
          <table:table-cell table:formula="of:=FLOOR([.$J$1]+([.$A31]-1)*[.$J$2]+POWER([.$A31]; [.$J$4])*[.$J$3])" office:value-type="float" office:value="1236" calcext:value-type="float">
            <text:p>1236</text:p>
          </table:table-cell>
          <table:table-cell table:formula="of:=[.$D31]/[.$C31]" office:value-type="float" office:value="0.879715302491103" calcext:value-type="float">
            <text:p>0.88</text:p>
          </table:table-cell>
          <table:table-cell table:formula="of:=[.$J$5]+([.$A31]-1)*[.$J$6]" office:value-type="float" office:value="131" calcext:value-type="float">
            <text:p>131</text:p>
          </table:table-cell>
          <table:table-cell table:formula="of:=[.$D31]/[.$F31]" office:value-type="float" office:value="9.43511450381679" calcext:value-type="float">
            <text:p>9.44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J$1]+([.$A32]-1)*[.$J$2]" office:value-type="float" office:value="635" calcext:value-type="float">
            <text:p>635</text:p>
          </table:table-cell>
          <table:table-cell office:value-type="float" office:value="1472" calcext:value-type="float">
            <text:p>1472</text:p>
          </table:table-cell>
          <table:table-cell table:formula="of:=FLOOR([.$J$1]+([.$A32]-1)*[.$J$2]+POWER([.$A32]; [.$J$4])*[.$J$3])" office:value-type="float" office:value="1320" calcext:value-type="float">
            <text:p>1320</text:p>
          </table:table-cell>
          <table:table-cell table:formula="of:=[.$D32]/[.$C32]" office:value-type="float" office:value="0.896739130434783" calcext:value-type="float">
            <text:p>0.90</text:p>
          </table:table-cell>
          <table:table-cell table:formula="of:=[.$J$5]+([.$A32]-1)*[.$J$6]" office:value-type="float" office:value="135" calcext:value-type="float">
            <text:p>135</text:p>
          </table:table-cell>
          <table:table-cell table:formula="of:=[.$D32]/[.$F32]" office:value-type="float" office:value="9.77777777777778" calcext:value-type="float">
            <text:p>9.78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J$1]+([.$A33]-1)*[.$J$2]" office:value-type="float" office:value="655" calcext:value-type="float">
            <text:p>655</text:p>
          </table:table-cell>
          <table:table-cell office:value-type="float" office:value="1541" calcext:value-type="float">
            <text:p>1541</text:p>
          </table:table-cell>
          <table:table-cell table:formula="of:=FLOOR([.$J$1]+([.$A33]-1)*[.$J$2]+POWER([.$A33]; [.$J$4])*[.$J$3])" office:value-type="float" office:value="1408" calcext:value-type="float">
            <text:p>1408</text:p>
          </table:table-cell>
          <table:table-cell table:formula="of:=[.$D33]/[.$C33]" office:value-type="float" office:value="0.91369240752758" calcext:value-type="float">
            <text:p>0.91</text:p>
          </table:table-cell>
          <table:table-cell table:formula="of:=[.$J$5]+([.$A33]-1)*[.$J$6]" office:value-type="float" office:value="139" calcext:value-type="float">
            <text:p>139</text:p>
          </table:table-cell>
          <table:table-cell table:formula="of:=[.$D33]/[.$F33]" office:value-type="float" office:value="10.1294964028777" calcext:value-type="float">
            <text:p>10.1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J$1]+([.$A34]-1)*[.$J$2]" office:value-type="float" office:value="675" calcext:value-type="float">
            <text:p>675</text:p>
          </table:table-cell>
          <table:table-cell office:value-type="float" office:value="1612" calcext:value-type="float">
            <text:p>1612</text:p>
          </table:table-cell>
          <table:table-cell table:formula="of:=FLOOR([.$J$1]+([.$A34]-1)*[.$J$2]+POWER([.$A34]; [.$J$4])*[.$J$3])" office:value-type="float" office:value="1501" calcext:value-type="float">
            <text:p>1501</text:p>
          </table:table-cell>
          <table:table-cell table:formula="of:=[.$D34]/[.$C34]" office:value-type="float" office:value="0.931141439205955" calcext:value-type="float">
            <text:p>0.93</text:p>
          </table:table-cell>
          <table:table-cell table:formula="of:=[.$J$5]+([.$A34]-1)*[.$J$6]" office:value-type="float" office:value="143" calcext:value-type="float">
            <text:p>143</text:p>
          </table:table-cell>
          <table:table-cell table:formula="of:=[.$D34]/[.$F34]" office:value-type="float" office:value="10.4965034965035" calcext:value-type="float">
            <text:p>10.5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J$1]+([.$A35]-1)*[.$J$2]" office:value-type="float" office:value="695" calcext:value-type="float">
            <text:p>695</text:p>
          </table:table-cell>
          <table:table-cell office:value-type="float" office:value="1684" calcext:value-type="float">
            <text:p>1684</text:p>
          </table:table-cell>
          <table:table-cell table:formula="of:=FLOOR([.$J$1]+([.$A35]-1)*[.$J$2]+POWER([.$A35]; [.$J$4])*[.$J$3])" office:value-type="float" office:value="1598" calcext:value-type="float">
            <text:p>1598</text:p>
          </table:table-cell>
          <table:table-cell table:formula="of:=[.$D35]/[.$C35]" office:value-type="float" office:value="0.948931116389549" calcext:value-type="float">
            <text:p>0.95</text:p>
          </table:table-cell>
          <table:table-cell table:formula="of:=[.$J$5]+([.$A35]-1)*[.$J$6]" office:value-type="float" office:value="147" calcext:value-type="float">
            <text:p>147</text:p>
          </table:table-cell>
          <table:table-cell table:formula="of:=[.$D35]/[.$F35]" office:value-type="float" office:value="10.8707482993197" calcext:value-type="float">
            <text:p>10.87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J$1]+([.$A36]-1)*[.$J$2]" office:value-type="float" office:value="715" calcext:value-type="float">
            <text:p>715</text:p>
          </table:table-cell>
          <table:table-cell office:value-type="float" office:value="1757" calcext:value-type="float">
            <text:p>1757</text:p>
          </table:table-cell>
          <table:table-cell table:formula="of:=FLOOR([.$J$1]+([.$A36]-1)*[.$J$2]+POWER([.$A36]; [.$J$4])*[.$J$3])" office:value-type="float" office:value="1701" calcext:value-type="float">
            <text:p>1701</text:p>
          </table:table-cell>
          <table:table-cell table:formula="of:=[.$D36]/[.$C36]" office:value-type="float" office:value="0.968127490039841" calcext:value-type="float">
            <text:p>0.97</text:p>
          </table:table-cell>
          <table:table-cell table:formula="of:=[.$J$5]+([.$A36]-1)*[.$J$6]" office:value-type="float" office:value="151" calcext:value-type="float">
            <text:p>151</text:p>
          </table:table-cell>
          <table:table-cell table:formula="of:=[.$D36]/[.$F36]" office:value-type="float" office:value="11.2649006622517" calcext:value-type="float">
            <text:p>11.2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J$1]+([.$A37]-1)*[.$J$2]" office:value-type="float" office:value="735" calcext:value-type="float">
            <text:p>735</text:p>
          </table:table-cell>
          <table:table-cell office:value-type="float" office:value="1832" calcext:value-type="float">
            <text:p>1832</text:p>
          </table:table-cell>
          <table:table-cell table:formula="of:=FLOOR([.$J$1]+([.$A37]-1)*[.$J$2]+POWER([.$A37]; [.$J$4])*[.$J$3])" office:value-type="float" office:value="1808" calcext:value-type="float">
            <text:p>1808</text:p>
          </table:table-cell>
          <table:table-cell table:formula="of:=[.$D37]/[.$C37]" office:value-type="float" office:value="0.986899563318777" calcext:value-type="float">
            <text:p>0.99</text:p>
          </table:table-cell>
          <table:table-cell table:formula="of:=[.$J$5]+([.$A37]-1)*[.$J$6]" office:value-type="float" office:value="155" calcext:value-type="float">
            <text:p>155</text:p>
          </table:table-cell>
          <table:table-cell table:formula="of:=[.$D37]/[.$F37]" office:value-type="float" office:value="11.6645161290323" calcext:value-type="float">
            <text:p>11.6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J$1]+([.$A38]-1)*[.$J$2]" office:value-type="float" office:value="755" calcext:value-type="float">
            <text:p>755</text:p>
          </table:table-cell>
          <table:table-cell office:value-type="float" office:value="1908" calcext:value-type="float">
            <text:p>1908</text:p>
          </table:table-cell>
          <table:table-cell table:formula="of:=FLOOR([.$J$1]+([.$A38]-1)*[.$J$2]+POWER([.$A38]; [.$J$4])*[.$J$3])" office:value-type="float" office:value="1920" calcext:value-type="float">
            <text:p>1920</text:p>
          </table:table-cell>
          <table:table-cell table:formula="of:=[.$D38]/[.$C38]" office:value-type="float" office:value="1.0062893081761" calcext:value-type="float">
            <text:p>1.01</text:p>
          </table:table-cell>
          <table:table-cell table:formula="of:=[.$J$5]+([.$A38]-1)*[.$J$6]" office:value-type="float" office:value="159" calcext:value-type="float">
            <text:p>159</text:p>
          </table:table-cell>
          <table:table-cell table:formula="of:=[.$D38]/[.$F38]" office:value-type="float" office:value="12.0754716981132" calcext:value-type="float">
            <text:p>12.0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J$1]+([.$A39]-1)*[.$J$2]" office:value-type="float" office:value="775" calcext:value-type="float">
            <text:p>775</text:p>
          </table:table-cell>
          <table:table-cell office:value-type="float" office:value="1985" calcext:value-type="float">
            <text:p>1985</text:p>
          </table:table-cell>
          <table:table-cell table:formula="of:=FLOOR([.$J$1]+([.$A39]-1)*[.$J$2]+POWER([.$A39]; [.$J$4])*[.$J$3])" office:value-type="float" office:value="2037" calcext:value-type="float">
            <text:p>2037</text:p>
          </table:table-cell>
          <table:table-cell table:formula="of:=[.$D39]/[.$C39]" office:value-type="float" office:value="1.02619647355164" calcext:value-type="float">
            <text:p>1.03</text:p>
          </table:table-cell>
          <table:table-cell table:formula="of:=[.$J$5]+([.$A39]-1)*[.$J$6]" office:value-type="float" office:value="163" calcext:value-type="float">
            <text:p>163</text:p>
          </table:table-cell>
          <table:table-cell table:formula="of:=[.$D39]/[.$F39]" office:value-type="float" office:value="12.4969325153374" calcext:value-type="float">
            <text:p>12.5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J$1]+([.$A40]-1)*[.$J$2]" office:value-type="float" office:value="795" calcext:value-type="float">
            <text:p>795</text:p>
          </table:table-cell>
          <table:table-cell office:value-type="float" office:value="2064" calcext:value-type="float">
            <text:p>2064</text:p>
          </table:table-cell>
          <table:table-cell table:formula="of:=FLOOR([.$J$1]+([.$A40]-1)*[.$J$2]+POWER([.$A40]; [.$J$4])*[.$J$3])" office:value-type="float" office:value="2159" calcext:value-type="float">
            <text:p>2159</text:p>
          </table:table-cell>
          <table:table-cell table:formula="of:=[.$D40]/[.$C40]" office:value-type="float" office:value="1.04602713178295" calcext:value-type="float">
            <text:p>1.05</text:p>
          </table:table-cell>
          <table:table-cell table:formula="of:=[.$J$5]+([.$A40]-1)*[.$J$6]" office:value-type="float" office:value="167" calcext:value-type="float">
            <text:p>167</text:p>
          </table:table-cell>
          <table:table-cell table:formula="of:=[.$D40]/[.$F40]" office:value-type="float" office:value="12.9281437125749" calcext:value-type="float">
            <text:p>12.9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J$1]+([.$A41]-1)*[.$J$2]" office:value-type="float" office:value="815" calcext:value-type="float">
            <text:p>815</text:p>
          </table:table-cell>
          <table:table-cell office:value-type="float" office:value="2145" calcext:value-type="float">
            <text:p>2145</text:p>
          </table:table-cell>
          <table:table-cell table:formula="of:=FLOOR([.$J$1]+([.$A41]-1)*[.$J$2]+POWER([.$A41]; [.$J$4])*[.$J$3])" office:value-type="float" office:value="2287" calcext:value-type="float">
            <text:p>2287</text:p>
          </table:table-cell>
          <table:table-cell table:formula="of:=[.$D41]/[.$C41]" office:value-type="float" office:value="1.06620046620047" calcext:value-type="float">
            <text:p>1.07</text:p>
          </table:table-cell>
          <table:table-cell table:formula="of:=[.$J$5]+([.$A41]-1)*[.$J$6]" office:value-type="float" office:value="171" calcext:value-type="float">
            <text:p>171</text:p>
          </table:table-cell>
          <table:table-cell table:formula="of:=[.$D41]/[.$F41]" office:value-type="float" office:value="13.374269005848" calcext:value-type="float">
            <text:p>13.37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J$1]+([.$A42]-1)*[.$J$2]" office:value-type="float" office:value="835" calcext:value-type="float">
            <text:p>835</text:p>
          </table:table-cell>
          <table:table-cell office:value-type="float" office:value="2226" calcext:value-type="float">
            <text:p>2226</text:p>
          </table:table-cell>
          <table:table-cell table:formula="of:=FLOOR([.$J$1]+([.$A42]-1)*[.$J$2]+POWER([.$A42]; [.$J$4])*[.$J$3])" office:value-type="float" office:value="2420" calcext:value-type="float">
            <text:p>2420</text:p>
          </table:table-cell>
          <table:table-cell table:formula="of:=[.$D42]/[.$C42]" office:value-type="float" office:value="1.08715184186882" calcext:value-type="float">
            <text:p>1.09</text:p>
          </table:table-cell>
          <table:table-cell table:formula="of:=[.$J$5]+([.$A42]-1)*[.$J$6]" office:value-type="float" office:value="175" calcext:value-type="float">
            <text:p>175</text:p>
          </table:table-cell>
          <table:table-cell table:formula="of:=[.$D42]/[.$F42]" office:value-type="float" office:value="13.8285714285714" calcext:value-type="float">
            <text:p>13.8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J$1]+([.$A43]-1)*[.$J$2]" office:value-type="float" office:value="855" calcext:value-type="float">
            <text:p>855</text:p>
          </table:table-cell>
          <table:table-cell office:value-type="float" office:value="2309" calcext:value-type="float">
            <text:p>2309</text:p>
          </table:table-cell>
          <table:table-cell table:formula="of:=FLOOR([.$J$1]+([.$A43]-1)*[.$J$2]+POWER([.$A43]; [.$J$4])*[.$J$3])" office:value-type="float" office:value="2559" calcext:value-type="float">
            <text:p>2559</text:p>
          </table:table-cell>
          <table:table-cell table:formula="of:=[.$D43]/[.$C43]" office:value-type="float" office:value="1.10827197921178" calcext:value-type="float">
            <text:p>1.11</text:p>
          </table:table-cell>
          <table:table-cell table:formula="of:=[.$J$5]+([.$A43]-1)*[.$J$6]" office:value-type="float" office:value="179" calcext:value-type="float">
            <text:p>179</text:p>
          </table:table-cell>
          <table:table-cell table:formula="of:=[.$D43]/[.$F43]" office:value-type="float" office:value="14.2960893854749" calcext:value-type="float">
            <text:p>14.3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J$1]+([.$A44]-1)*[.$J$2]" office:value-type="float" office:value="875" calcext:value-type="float">
            <text:p>875</text:p>
          </table:table-cell>
          <table:table-cell office:value-type="float" office:value="2394" calcext:value-type="float">
            <text:p>2394</text:p>
          </table:table-cell>
          <table:table-cell table:formula="of:=FLOOR([.$J$1]+([.$A44]-1)*[.$J$2]+POWER([.$A44]; [.$J$4])*[.$J$3])" office:value-type="float" office:value="2703" calcext:value-type="float">
            <text:p>2703</text:p>
          </table:table-cell>
          <table:table-cell table:formula="of:=[.$D44]/[.$C44]" office:value-type="float" office:value="1.12907268170426" calcext:value-type="float">
            <text:p>1.13</text:p>
          </table:table-cell>
          <table:table-cell table:formula="of:=[.$J$5]+([.$A44]-1)*[.$J$6]" office:value-type="float" office:value="183" calcext:value-type="float">
            <text:p>183</text:p>
          </table:table-cell>
          <table:table-cell table:formula="of:=[.$D44]/[.$F44]" office:value-type="float" office:value="14.7704918032787" calcext:value-type="float">
            <text:p>14.77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J$1]+([.$A45]-1)*[.$J$2]" office:value-type="float" office:value="895" calcext:value-type="float">
            <text:p>895</text:p>
          </table:table-cell>
          <table:table-cell office:value-type="float" office:value="2480" calcext:value-type="float">
            <text:p>2480</text:p>
          </table:table-cell>
          <table:table-cell table:formula="of:=FLOOR([.$J$1]+([.$A45]-1)*[.$J$2]+POWER([.$A45]; [.$J$4])*[.$J$3])" office:value-type="float" office:value="2854" calcext:value-type="float">
            <text:p>2854</text:p>
          </table:table-cell>
          <table:table-cell table:formula="of:=[.$D45]/[.$C45]" office:value-type="float" office:value="1.1508064516129" calcext:value-type="float">
            <text:p>1.15</text:p>
          </table:table-cell>
          <table:table-cell table:formula="of:=[.$J$5]+([.$A45]-1)*[.$J$6]" office:value-type="float" office:value="187" calcext:value-type="float">
            <text:p>187</text:p>
          </table:table-cell>
          <table:table-cell table:formula="of:=[.$D45]/[.$F45]" office:value-type="float" office:value="15.2620320855615" calcext:value-type="float">
            <text:p>15.2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J$1]+([.$A46]-1)*[.$J$2]" office:value-type="float" office:value="915" calcext:value-type="float">
            <text:p>915</text:p>
          </table:table-cell>
          <table:table-cell office:value-type="float" office:value="2567" calcext:value-type="float">
            <text:p>2567</text:p>
          </table:table-cell>
          <table:table-cell table:formula="of:=FLOOR([.$J$1]+([.$A46]-1)*[.$J$2]+POWER([.$A46]; [.$J$4])*[.$J$3])" office:value-type="float" office:value="3010" calcext:value-type="float">
            <text:p>3010</text:p>
          </table:table-cell>
          <table:table-cell table:formula="of:=[.$D46]/[.$C46]" office:value-type="float" office:value="1.17257499026101" calcext:value-type="float">
            <text:p>1.17</text:p>
          </table:table-cell>
          <table:table-cell table:formula="of:=[.$J$5]+([.$A46]-1)*[.$J$6]" office:value-type="float" office:value="191" calcext:value-type="float">
            <text:p>191</text:p>
          </table:table-cell>
          <table:table-cell table:formula="of:=[.$D46]/[.$F46]" office:value-type="float" office:value="15.7591623036649" calcext:value-type="float">
            <text:p>15.7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J$1]+([.$A47]-1)*[.$J$2]" office:value-type="float" office:value="935" calcext:value-type="float">
            <text:p>935</text:p>
          </table:table-cell>
          <table:table-cell office:value-type="float" office:value="2656" calcext:value-type="float">
            <text:p>2656</text:p>
          </table:table-cell>
          <table:table-cell table:formula="of:=FLOOR([.$J$1]+([.$A47]-1)*[.$J$2]+POWER([.$A47]; [.$J$4])*[.$J$3])" office:value-type="float" office:value="3173" calcext:value-type="float">
            <text:p>3173</text:p>
          </table:table-cell>
          <table:table-cell table:formula="of:=[.$D47]/[.$C47]" office:value-type="float" office:value="1.19465361445783" calcext:value-type="float">
            <text:p>1.19</text:p>
          </table:table-cell>
          <table:table-cell table:formula="of:=[.$J$5]+([.$A47]-1)*[.$J$6]" office:value-type="float" office:value="195" calcext:value-type="float">
            <text:p>195</text:p>
          </table:table-cell>
          <table:table-cell table:formula="of:=[.$D47]/[.$F47]" office:value-type="float" office:value="16.2717948717949" calcext:value-type="float">
            <text:p>16.2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J$1]+([.$A48]-1)*[.$J$2]" office:value-type="float" office:value="955" calcext:value-type="float">
            <text:p>955</text:p>
          </table:table-cell>
          <table:table-cell office:value-type="float" office:value="2746" calcext:value-type="float">
            <text:p>2746</text:p>
          </table:table-cell>
          <table:table-cell table:formula="of:=FLOOR([.$J$1]+([.$A48]-1)*[.$J$2]+POWER([.$A48]; [.$J$4])*[.$J$3])" office:value-type="float" office:value="3342" calcext:value-type="float">
            <text:p>3342</text:p>
          </table:table-cell>
          <table:table-cell table:formula="of:=[.$D48]/[.$C48]" office:value-type="float" office:value="1.21704297159505" calcext:value-type="float">
            <text:p>1.22</text:p>
          </table:table-cell>
          <table:table-cell table:formula="of:=[.$J$5]+([.$A48]-1)*[.$J$6]" office:value-type="float" office:value="199" calcext:value-type="float">
            <text:p>199</text:p>
          </table:table-cell>
          <table:table-cell table:formula="of:=[.$D48]/[.$F48]" office:value-type="float" office:value="16.7939698492462" calcext:value-type="float">
            <text:p>16.79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J$1]+([.$A49]-1)*[.$J$2]" office:value-type="float" office:value="975" calcext:value-type="float">
            <text:p>975</text:p>
          </table:table-cell>
          <table:table-cell office:value-type="float" office:value="2837" calcext:value-type="float">
            <text:p>2837</text:p>
          </table:table-cell>
          <table:table-cell table:formula="of:=FLOOR([.$J$1]+([.$A49]-1)*[.$J$2]+POWER([.$A49]; [.$J$4])*[.$J$3])" office:value-type="float" office:value="3518" calcext:value-type="float">
            <text:p>3518</text:p>
          </table:table-cell>
          <table:table-cell table:formula="of:=[.$D49]/[.$C49]" office:value-type="float" office:value="1.24004229820233" calcext:value-type="float">
            <text:p>1.24</text:p>
          </table:table-cell>
          <table:table-cell table:formula="of:=[.$J$5]+([.$A49]-1)*[.$J$6]" office:value-type="float" office:value="203" calcext:value-type="float">
            <text:p>203</text:p>
          </table:table-cell>
          <table:table-cell table:formula="of:=[.$D49]/[.$F49]" office:value-type="float" office:value="17.3300492610837" calcext:value-type="float">
            <text:p>17.3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J$1]+([.$A50]-1)*[.$J$2]" office:value-type="float" office:value="995" calcext:value-type="float">
            <text:p>995</text:p>
          </table:table-cell>
          <table:table-cell office:value-type="float" office:value="2930" calcext:value-type="float">
            <text:p>2930</text:p>
          </table:table-cell>
          <table:table-cell table:formula="of:=FLOOR([.$J$1]+([.$A50]-1)*[.$J$2]+POWER([.$A50]; [.$J$4])*[.$J$3])" office:value-type="float" office:value="3700" calcext:value-type="float">
            <text:p>3700</text:p>
          </table:table-cell>
          <table:table-cell table:formula="of:=[.$D50]/[.$C50]" office:value-type="float" office:value="1.26279863481229" calcext:value-type="float">
            <text:p>1.26</text:p>
          </table:table-cell>
          <table:table-cell table:formula="of:=[.$J$5]+([.$A50]-1)*[.$J$6]" office:value-type="float" office:value="207" calcext:value-type="float">
            <text:p>207</text:p>
          </table:table-cell>
          <table:table-cell table:formula="of:=[.$D50]/[.$F50]" office:value-type="float" office:value="17.8743961352657" calcext:value-type="float">
            <text:p>17.8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J$1]+([.$A51]-1)*[.$J$2]" office:value-type="float" office:value="1015" calcext:value-type="float">
            <text:p>1015</text:p>
          </table:table-cell>
          <table:table-cell office:value-type="float" office:value="3025" calcext:value-type="float">
            <text:p>3025</text:p>
          </table:table-cell>
          <table:table-cell table:formula="of:=FLOOR([.$J$1]+([.$A51]-1)*[.$J$2]+POWER([.$A51]; [.$J$4])*[.$J$3])" office:value-type="float" office:value="3890" calcext:value-type="float">
            <text:p>3890</text:p>
          </table:table-cell>
          <table:table-cell table:formula="of:=[.$D51]/[.$C51]" office:value-type="float" office:value="1.28595041322314" calcext:value-type="float">
            <text:p>1.29</text:p>
          </table:table-cell>
          <table:table-cell table:formula="of:=[.$J$5]+([.$A51]-1)*[.$J$6]" office:value-type="float" office:value="211" calcext:value-type="float">
            <text:p>211</text:p>
          </table:table-cell>
          <table:table-cell table:formula="of:=[.$D51]/[.$F51]" office:value-type="float" office:value="18.436018957346" calcext:value-type="float">
            <text:p>18.4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9">00/00/0000</text:date>, <text:time style:data-style-name="N2" text:time-value="21:41:59.4227838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9T21:19:38.362747761</meta:creation-date>
    <dc:date>2020-08-09T21:42:37.975928377</dc:date>
    <meta:editing-duration>PT18M30S</meta:editing-duration>
    <meta:editing-cycles>35</meta:editing-cycles>
    <meta:generator>LibreOffice/6.4.5.2$Linux_X86_64 LibreOffice_project/40$Build-2</meta:generator>
    <meta:document-statistic meta:table-count="2" meta:cell-count="738" meta:object-count="0"/>
  </office:meta>
</office:document-meta>
</file>